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Devanagari1" svg:font-family="'Lohit Devanagari'" style:font-family-generic="swiss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fo:background-color="#ffffff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background-color="#ffffff" style:font-size-asian="14pt" style:font-name-complex="Times New Roman1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line-height="115%" fo:text-align="center" style:justify-single-word="false"/>
      <style:text-properties fo:font-size="14pt" style:font-size-asian="14pt" style:font-name-complex="Times New Roman1" style:font-size-complex="14pt"/>
    </style:style>
    <style:style style:name="P6" style:family="paragraph" style:parent-style-name="Standard">
      <style:paragraph-properties fo:line-height="115%" fo:text-align="center" style:justify-single-word="false"/>
      <style:text-properties fo:font-size="14pt" fo:font-weight="bold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4pt" style:font-size-asian="14pt" style:font-size-complex="14pt"/>
    </style:style>
    <style:style style:name="P9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4pt" fo:language="en" fo:country="US" style:font-size-asian="14pt" style:font-size-complex="14pt"/>
    </style:style>
    <style:style style:name="P10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4pt" fo:language="en" fo:country="US" style:text-underline-style="solid" style:text-underline-width="auto" style:text-underline-color="font-color" style:font-size-asian="14pt" style:font-size-complex="14pt"/>
    </style:style>
    <style:style style:name="P11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4pt" fo:language="en" fo:country="US" fo:font-weight="bold" style:font-size-asian="14pt" style:font-weight-asian="bold" style:font-size-complex="14pt"/>
    </style:style>
    <style:style style:name="P12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>
        <style:tab-stops>
          <style:tab-stop style:position="0.635cm"/>
        </style:tab-stops>
      </style:paragraph-properties>
    </style:style>
    <style:style style:name="P14" style:family="paragraph" style:parent-style-name="Standard">
      <style:paragraph-properties>
        <style:tab-stops>
          <style:tab-stop style:position="0.635cm"/>
        </style:tab-stops>
      </style:paragraph-properties>
      <style:text-properties fo:language="en" fo:country="US"/>
    </style:style>
    <style:style style:name="P15" style:family="paragraph" style:parent-style-name="Standard">
      <style:paragraph-properties style:text-autospace="none"/>
    </style:style>
    <style:style style:name="P16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7" style:family="paragraph" style:parent-style-name="List_20_Paragraph">
      <style:text-properties style:font-name="Times New Roman" fo:font-size="14pt" style:font-size-asian="14pt" style:font-size-complex="14pt"/>
    </style:style>
    <style:style style:name="P18" style:family="paragraph" style:parent-style-name="List_20_Paragraph">
      <style:text-properties style:font-name="Times New Roman" fo:font-size="14pt" fo:language="en" fo:country="US" style:font-size-asian="14pt" style:font-size-complex="14pt"/>
    </style:style>
    <style:style style:name="P19" style:family="paragraph" style:parent-style-name="ListNum">
      <style:paragraph-properties fo:margin-top="0cm" fo:margin-bottom="0cm"/>
    </style:style>
    <style:style style:name="P20" style:family="paragraph" style:parent-style-name="Standard" style:master-page-name="Standard">
      <style:paragraph-properties style:page-number="auto"/>
    </style:style>
    <style:style style:name="P21" style:family="paragraph" style:parent-style-name="Standard">
      <style:paragraph-properties fo:text-align="center" style:justify-single-word="false"/>
      <style:text-properties fo:font-size="14pt" style:font-size-asian="14pt" style:font-name-complex="Times New Roman1" style:font-size-complex="14pt"/>
    </style:style>
    <style:style style:name="P22" style:family="paragraph" style:parent-style-name="Standard">
      <style:paragraph-properties>
        <style:tab-stops>
          <style:tab-stop style:position="0.635cm"/>
        </style:tab-stops>
      </style:paragraph-properties>
      <style:text-properties fo:font-size="14pt" style:font-size-asian="14pt" style:font-size-complex="14pt"/>
    </style:style>
    <style:style style:name="P23" style:family="paragraph" style:parent-style-name="Standard">
      <style:paragraph-properties>
        <style:tab-stops>
          <style:tab-stop style:position="0.635cm"/>
        </style:tab-stops>
      </style:paragraph-properties>
      <style:text-properties fo:font-size="14pt" fo:language="en" fo:country="US" style:font-size-asian="14pt" style:font-size-complex="14pt"/>
    </style:style>
    <style:style style:name="P24" style:family="paragraph" style:parent-style-name="Standard">
      <style:paragraph-properties>
        <style:tab-stops>
          <style:tab-stop style:position="0.635cm"/>
        </style:tab-stops>
      </style:paragraph-properties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26" style:family="paragraph" style:parent-style-name="Standard">
      <style:paragraph-properties style:text-autospace="none"/>
      <style:text-properties fo:color="#808080" style:font-name="Consolas" fo:font-size="9.5pt" style:font-name-asian="Consolas" style:font-size-asian="9.5pt" style:font-name-complex="Consolas" style:font-size-complex="9.5pt"/>
    </style:style>
    <style:style style:name="P27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4pt" fo:language="en" fo:country="US" style:font-size-asian="14pt" style:font-size-complex="14pt"/>
    </style:style>
    <style:style style:name="P28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P29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left="4.995cm" fo:margin-right="0cm" fo:line-height="115%" fo:text-indent="1.249cm" style:auto-text-indent="false"/>
      <style:text-properties fo:font-size="14pt" style:font-size-asian="14pt" style:font-name-complex="Times New Roman1" style:font-size-complex="14pt"/>
    </style:style>
    <style:style style:name="P31" style:family="paragraph" style:parent-style-name="Standard" style:list-style-name="WWNum1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P32" style:family="paragraph" style:parent-style-name="Standard" style:list-style-name="WWNum1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33" style:family="paragraph" style:parent-style-name="Standard" style:list-style-name="WWNum1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  <style:text-properties fo:font-size="10pt" fo:font-weight="bold" style:font-size-asian="10pt" style:font-weight-asian="bold" style:font-size-complex="14pt"/>
    </style:style>
    <style:style style:name="T1" style:family="text">
      <style:text-properties fo:font-size="14pt" style:font-size-asian="14pt" style:font-name-complex="Times New Roman1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language="en" fo:country="US" style:font-size-asian="14pt" style:font-name-complex="Times New Roman1" style:font-size-complex="1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fo:language="en" fo:country="US" fo:font-weight="bold" style:font-size-asian="14pt" style:font-weight-asian="bold" style:font-size-complex="14pt"/>
    </style:style>
    <style:style style:name="T6" style:family="text">
      <style:text-properties fo:font-size="14pt" fo:language="en" fo:country="US" fo:font-style="italic" style:font-size-asian="14pt" style:font-style-asian="italic" style:font-size-complex="14pt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9" style:family="text">
      <style:text-properties fo:font-size="14pt" fo:font-style="italic" style:font-size-asian="14pt" style:font-style-asian="italic" style:font-size-complex="14pt"/>
    </style:style>
    <style:style style:name="T10" style:family="text">
      <style:text-properties fo:font-size="14pt" fo:language="ru" fo:country="RU" style:font-size-asian="14pt" style:font-size-complex="14pt"/>
    </style:style>
    <style:style style:name="T11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2" style:family="text">
      <style:text-properties style:font-name="Times New Roman" fo:font-size="14pt" fo:language="en" fo:country="US" style:font-size-asian="14pt" style:font-size-complex="14pt"/>
    </style:style>
    <style:style style:name="T13" style:family="text">
      <style:text-properties fo:color="#808080" style:font-name="Consolas" fo:font-size="9.5pt" style:font-name-asian="Consolas" style:font-size-asian="9.5pt" style:font-name-complex="Consolas" style:font-size-complex="9.5pt"/>
    </style:style>
    <style:style style:name="T14" style:family="text">
      <style:text-properties fo:color="#808080" style:font-name="Consolas" fo:font-size="9.5pt" fo:language="en" fo:country="US" style:font-name-asian="Consolas" style:font-size-asian="9.5pt" style:font-name-complex="Consolas" style:font-size-complex="9.5pt"/>
    </style:style>
    <style:style style:name="T15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6" style:family="text">
      <style:text-properties fo:color="#000000" style:font-name="Consolas" fo:font-size="9.5pt" fo:language="en" fo:country="US" style:font-name-asian="Consolas" style:font-size-asian="9.5pt" style:font-name-complex="Consolas" style:font-size-complex="9.5pt"/>
    </style:style>
    <style:style style:name="T17" style:family="text">
      <style:text-properties fo:color="#6f008a" style:font-name="Consolas" fo:font-size="9.5pt" style:font-name-asian="Consolas" style:font-size-asian="9.5pt" style:font-name-complex="Consolas" style:font-size-complex="9.5pt"/>
    </style:style>
    <style:style style:name="T18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19" style:family="text">
      <style:text-properties fo:color="#0000ff"/>
    </style:style>
    <style:style style:name="T20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21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22" style:family="text">
      <style:text-properties fo:color="#008080" style:font-name="Consolas" fo:font-size="9.5pt" style:font-name-asian="Consolas" style:font-size-asian="9.5pt" style:font-name-complex="Consolas" style:font-size-complex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21">Московский Авиационный Институт</text:p>
      <text:p text:style-name="P21">(Национальный Исследовательский Университет)</text:p>
      <text:p text:style-name="P2"/>
      <text:p text:style-name="P3"/>
      <text:p text:style-name="P3"/>
      <text:p text:style-name="P3"/>
      <text:p text:style-name="P21">Кафедра 806 «Вычислительная информатика и программирование»</text:p>
      <text:p text:style-name="P21">Факультет: «Информационные технологии и прикладная математика»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1">Лабораторная работа</text:p>
      <text:p text:style-name="P21">Дисциплина: «Объектно-ориентированное программирование»</text:p>
      <text:p text:style-name="P1"><text:span text:style-name="T3">III</text:span><text:span text:style-name="T1"> семестр</text:span></text:p>
      <text:p text:style-name="P21">Задание 5: «Основы работы с коллекциями: итераторы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4"/>
      <text:p text:style-name="P4"/>
      <text:p text:style-name="P6"/>
      <text:p text:style-name="P6"/>
      <text:p text:style-name="P6"/>
      <text:p text:style-name="P6"/>
      <text:p text:style-name="P5"/>
      <text:p text:style-name="P5"/>
      <text:p text:style-name="P30">Москва, 2019</text:p>
      <text:p text:style-name="Standard"><text:bookmark text:name="__DdeLink__2160_626589905"/><text:bookmark text:name="__Fieldmark__1_3184999956"/><text:bookmark text:name="_GoBack"/></text:p>
      <text:list xml:id="list8139762595361873719" text:style-name="WWNum1">
        <text:list-item>
          <text:p text:style-name="P31"><text:soft-page-break/><text:span text:style-name="T7">Тема</text:span><text:span text:style-name="T2">: </text:span><text:span text:style-name="T8"><text:tab/>Основы работы с коллекциями: итераторы<text:tab/><text:tab/><text:tab/><text:tab/></text:span></text:p>
        </text:list-item>
      </text:list>
      <text:p text:style-name="P7"/>
      <text:list xml:id="list36812909" text:continue-numbering="true" text:style-name="WWNum1">
        <text:list-item>
          <text:p text:style-name="P31"><text:span text:style-name="T7">Цель работы</text:span><text:span text:style-name="T2">: </text:span><text:span text:style-name="T8"><text:tab/>Изучение основ работы с коллекциями, знакомство с шаблоном проектирования «Итератор»<text:tab/><text:tab/><text:tab/><text:tab/><text:tab/><text:tab/> <text:s/></text:span></text:p>
        </text:list-item>
      </text:list>
      <text:p text:style-name="P17"/>
      <text:p text:style-name="P7"/>
      <text:list xml:id="list36803960" text:continue-numbering="true" text:style-name="WWNum1">
        <text:list-item>
          <text:p text:style-name="P31"><text:span text:style-name="T7">Задание</text:span><text:span text:style-name="T2"> (</text:span><text:span text:style-name="T9">вариант № </text:span><text:span text:style-name="T6">5</text:span><text:span text:style-name="T2"> <text:s/>): </text:span></text:p>
        </text:list-item>
      </text:list>
      <text:p text:style-name="P19"><text:span text:style-name="T2">Фигура — </text:span><text:span text:style-name="T10">шестиугольник</text:span><text:span text:style-name="T2">. Контейнер — стек.</text:span></text:p>
      <text:p text:style-name="P7"/>
      <text:list xml:id="list36803603" text:continue-numbering="true" text:style-name="WWNum1">
        <text:list-item>
          <text:p text:style-name="P31"><text:span text:style-name="T7">Адрес репозитория на </text:span><text:span text:style-name="T5">GitHub</text:span><text:span text:style-name="T7"> </text:span><text:span text:style-name="Internet_20_Link"><text:span text:style-name="T11">https://github.com/DragonKeker/oop_exercise_05</text:span></text:span></text:p>
        </text:list-item>
      </text:list>
      <text:p text:style-name="P7"/>
      <text:list xml:id="list36797248" text:continue-numbering="true" text:style-name="WWNum1">
        <text:list-item>
          <text:p text:style-name="P31"><text:span text:style-name="T7">Код программы на С++</text:span><text:span text:style-name="T2"> </text:span></text:p>
        </text:list-item>
      </text:list>
      <text:p text:style-name="P23">Lab5.cpp</text:p>
      <text:p text:style-name="P9"/>
      <text:p text:style-name="P9"><text:span text:style-name="T13">#include</text:span><text:span text:style-name="T15"> </text:span><text:span text:style-name="T18">&lt;iostream&gt;</text:span></text:p>
      <text:p text:style-name="P15"><text:span text:style-name="T13">#include</text:span><text:span text:style-name="T15"> </text:span><text:span text:style-name="T18">&lt;algorithm&gt;</text:span></text:p>
      <text:p text:style-name="P15"><text:span text:style-name="T13">#include</text:span><text:span text:style-name="T15"> </text:span><text:span text:style-name="T18">"hexagon.h"</text:span></text:p>
      <text:p text:style-name="P15"><text:span text:style-name="T13">#include</text:span><text:span text:style-name="T15"> </text:span><text:span text:style-name="T18">"stack.h"</text:span></text:p>
      <text:p text:style-name="P16"/>
      <text:p text:style-name="P15"><text:span text:style-name="T20">int</text:span><text:span text:style-name="T15"> main() {</text:span></text:p>
      <text:p text:style-name="P15"><text:span text:style-name="T15"><text:tab/></text:span><text:span text:style-name="T21">size_t</text:span><text:span text:style-name="T15"> N;</text:span></text:p>
      <text:p text:style-name="P15"><text:span text:style-name="T15"><text:tab/></text:span><text:span text:style-name="T20">float</text:span><text:span text:style-name="T15"> S;</text:span></text:p>
      <text:p text:style-name="P15"><text:span text:style-name="T15"><text:tab/></text:span><text:span text:style-name="T20">char</text:span><text:span text:style-name="T15"> option = </text:span><text:span text:style-name="T18">'0'</text:span><text:span text:style-name="T15">;</text:span></text:p>
      <text:p text:style-name="P15"><text:span text:style-name="T15"><text:tab/>kontaineri::</text:span><text:span text:style-name="T21">stack</text:span><text:span text:style-name="T15">&lt;</text:span><text:span text:style-name="T21">Hexagon</text:span><text:span text:style-name="T15">&lt;</text:span><text:span text:style-name="T20">int</text:span><text:span text:style-name="T15">&gt;&gt; st;</text:span></text:p>
      <text:p text:style-name="P15"><text:span text:style-name="T15"><text:tab/></text:span><text:span text:style-name="T21">Hexagon</text:span><text:span text:style-name="T15">&lt;</text:span><text:span text:style-name="T20">int</text:span><text:span text:style-name="T15">&gt;* he = </text:span><text:span text:style-name="T20">nullptr</text:span><text:span text:style-name="T15">;</text:span></text:p>
      <text:p text:style-name="P15"><text:span text:style-name="T15"><text:tab/></text:span><text:span text:style-name="T20">while</text:span><text:span text:style-name="T15"> (option != </text:span><text:span text:style-name="T18">'q'</text:span><text:span text:style-name="T15">) {</text:span></text:p>
      <text:p text:style-name="P15"><text:span text:style-name="T15"><text:tab/><text:tab/>std::cout </text:span><text:span text:style-name="T22">&lt;&lt;</text:span><text:span text:style-name="T15"> </text:span><text:span text:style-name="T18">"choose option (m - menu)"</text:span><text:span text:style-name="T15"> </text:span><text:span text:style-name="T22">&lt;&lt;</text:span><text:span text:style-name="T15"> std::endl;</text:span></text:p>
      <text:p text:style-name="P15"><text:span text:style-name="T15"><text:tab/><text:tab/>std::cin </text:span><text:span text:style-name="T22">&gt;&gt;</text:span><text:span text:style-name="T15"> option;</text:span></text:p>
      <text:p text:style-name="P15"><text:span text:style-name="T15"><text:tab/><text:tab/></text:span><text:span text:style-name="T20">switch</text:span><text:span text:style-name="T15"> (option) {</text:span></text:p>
      <text:p text:style-name="P15"><text:span text:style-name="T15"><text:tab/><text:tab/></text:span><text:span text:style-name="T20">case</text:span><text:span text:style-name="T15"> </text:span><text:span text:style-name="T18">'q'</text:span><text:span text:style-name="T15">:</text:span></text:p>
      <text:p text:style-name="P15"><text:span text:style-name="T15"><text:tab/><text:tab/><text:tab/></text:span><text:span text:style-name="T20">break</text:span><text:span text:style-name="T15">;</text:span></text:p>
      <text:p text:style-name="P15"><text:span text:style-name="T15"><text:tab/><text:tab/></text:span><text:span text:style-name="T20">case</text:span><text:span text:style-name="T15"> </text:span><text:span text:style-name="T18">'m'</text:span><text:span text:style-name="T15">:</text:span></text:p>
      <text:p text:style-name="P15"><text:span text:style-name="T15"><text:tab/><text:tab/><text:tab/>std::cout </text:span><text:span text:style-name="T22">&lt;&lt;</text:span><text:span text:style-name="T15"> </text:span><text:span text:style-name="T18">"1) push new element into stack\n"</text:span></text:p>
      <text:p text:style-name="P15"><text:span text:style-name="T15"><text:tab/><text:tab/><text:tab/><text:tab/></text:span><text:span text:style-name="T22">&lt;&lt;</text:span><text:span text:style-name="T15"> </text:span><text:span text:style-name="T18">"2) insert element into chosen position\n"</text:span></text:p>
      <text:p text:style-name="P15"><text:span text:style-name="T15"><text:tab/><text:tab/><text:tab/><text:tab/></text:span><text:span text:style-name="T22">&lt;&lt;</text:span><text:span text:style-name="T15"> </text:span><text:span text:style-name="T18">"3) pop element from the stack\n"</text:span></text:p>
      <text:p text:style-name="P15"><text:span text:style-name="T15"><text:tab/><text:tab/><text:tab/><text:tab/></text:span><text:span text:style-name="T22">&lt;&lt;</text:span><text:span text:style-name="T15"> </text:span><text:span text:style-name="T18">"4) delete element from the chosen position\n"</text:span></text:p>
      <text:p text:style-name="P15"><text:span text:style-name="T15"><text:tab/><text:tab/><text:tab/><text:tab/></text:span><text:span text:style-name="T22">&lt;&lt;</text:span><text:span text:style-name="T15"> </text:span><text:span text:style-name="T18">"5) print stack\n"</text:span></text:p>
      <text:p text:style-name="P15"><text:span text:style-name="T15"><text:tab/><text:tab/><text:tab/><text:tab/></text:span><text:span text:style-name="T22">&lt;&lt;</text:span><text:span text:style-name="T15"> </text:span><text:span text:style-name="T18">"6) count elements with area less then chosen value\n"</text:span></text:p>
      <text:p text:style-name="P15"><text:span text:style-name="T15"><text:tab/><text:tab/><text:tab/><text:tab/></text:span><text:span text:style-name="T22">&lt;&lt;</text:span><text:span text:style-name="T15"> </text:span><text:span text:style-name="T18">"7) print top element\n"</text:span></text:p>
      <text:p text:style-name="P15"><text:span text:style-name="T15"><text:tab/><text:tab/><text:tab/><text:tab/></text:span><text:span text:style-name="T22">&lt;&lt;</text:span><text:span text:style-name="T15"> </text:span><text:span text:style-name="T18">"q) - quit"</text:span><text:span text:style-name="T15"> </text:span><text:span text:style-name="T22">&lt;&lt;</text:span><text:span text:style-name="T15"> std::endl;</text:span></text:p>
      <text:p text:style-name="P15"><text:span text:style-name="T15"><text:tab/><text:tab/><text:tab/></text:span><text:span text:style-name="T20">break</text:span><text:span text:style-name="T15">;</text:span></text:p>
      <text:p text:style-name="P15"><text:span text:style-name="T15"><text:tab/><text:tab/></text:span><text:span text:style-name="T20">case</text:span><text:span text:style-name="T15"> </text:span><text:span text:style-name="T18">'1'</text:span><text:span text:style-name="T15">: {</text:span></text:p>
      <text:p text:style-name="P15"><text:span text:style-name="T15"><text:tab/><text:tab/><text:tab/></text:span><text:span text:style-name="T20">try</text:span><text:span text:style-name="T15"> {</text:span></text:p>
      <text:p text:style-name="P15"><text:span text:style-name="T15"><text:tab/><text:tab/><text:tab/><text:tab/>he = </text:span><text:span text:style-name="T20">new</text:span><text:span text:style-name="T15"> </text:span><text:span text:style-name="T21">Hexagon</text:span><text:span text:style-name="T15">&lt;</text:span><text:span text:style-name="T20">int</text:span><text:span text:style-name="T15">&gt;(std::cin);</text:span></text:p>
      <text:p text:style-name="P16"><text:tab/><text:tab/><text:tab/>}</text:p>
      <text:p text:style-name="P15"><text:span text:style-name="T15"><text:tab/><text:tab/><text:tab/></text:span><text:span text:style-name="T20">catch</text:span><text:span text:style-name="T15"> (std::</text:span><text:span text:style-name="T21">logic_error</text:span><text:span text:style-name="T15">&amp; err) {</text:span></text:p>
      <text:p text:style-name="P15"><text:span text:style-name="T15"><text:tab/><text:tab/><text:tab/><text:tab/>std::cout </text:span><text:span text:style-name="T22">&lt;&lt;</text:span><text:span text:style-name="T15"> err.what() </text:span><text:span text:style-name="T22">&lt;&lt;</text:span><text:span text:style-name="T15"> std::endl;</text:span></text:p>
      <text:p text:style-name="P15"><text:span text:style-name="T15"><text:tab/><text:tab/><text:tab/><text:tab/></text:span><text:span text:style-name="T20">break</text:span><text:span text:style-name="T15">;</text:span></text:p>
      <text:p text:style-name="P16"><text:tab/><text:tab/><text:tab/>}</text:p>
      <text:p text:style-name="P16"><text:tab/><text:tab/><text:tab/>st.push(*he);</text:p>
      <text:p text:style-name="P16"><text:span text:style-name="T19"><text:tab/><text:tab/><text:tab/>delete</text:span> he;</text:p>
      <text:p text:style-name="P15"><text:span text:style-name="T15"><text:tab/><text:tab/><text:tab/></text:span><text:span text:style-name="T20">break</text:span><text:span text:style-name="T15">;</text:span></text:p>
      <text:p text:style-name="P16"><text:tab/><text:tab/>}</text:p>
      <text:p text:style-name="P15"><text:span text:style-name="T15"><text:tab/><text:tab/></text:span><text:span text:style-name="T20">case</text:span><text:span text:style-name="T15"> </text:span><text:span text:style-name="T18">'2'</text:span><text:span text:style-name="T15">: {</text:span></text:p>
      <text:p text:style-name="P15"><text:span text:style-name="T15"><text:tab/><text:tab/><text:tab/>std::cout </text:span><text:span text:style-name="T22">&lt;&lt;</text:span><text:span text:style-name="T15"> </text:span><text:span text:style-name="T18">"enter position to insert"</text:span><text:span text:style-name="T15"> </text:span><text:span text:style-name="T22">&lt;&lt;</text:span><text:span text:style-name="T15"> std::endl;</text:span></text:p>
      <text:p text:style-name="P15"><text:span text:style-name="T15"><text:tab/><text:tab/><text:tab/>std::cin </text:span><text:span text:style-name="T22">&gt;&gt;</text:span><text:span text:style-name="T15"> N;</text:span></text:p>
      <text:p text:style-name="P15"><text:span text:style-name="T15"><text:tab/><text:tab/><text:tab/>std::cout </text:span><text:span text:style-name="T22">&lt;&lt;</text:span><text:span text:style-name="T15"> </text:span><text:span text:style-name="T18">"enter hexagon"</text:span><text:span text:style-name="T15"> </text:span><text:span text:style-name="T22">&lt;&lt;</text:span><text:span text:style-name="T15"> std::endl;</text:span></text:p>
      <text:p text:style-name="P15"><text:soft-page-break/><text:span text:style-name="T15"><text:tab/><text:tab/><text:tab/></text:span><text:span text:style-name="T20">try</text:span><text:span text:style-name="T15"> {</text:span></text:p>
      <text:p text:style-name="P15"><text:span text:style-name="T15"><text:tab/><text:tab/><text:tab/><text:tab/>he = </text:span><text:span text:style-name="T20">new</text:span><text:span text:style-name="T15"> </text:span><text:span text:style-name="T21">Hexagon</text:span><text:span text:style-name="T15">&lt;</text:span><text:span text:style-name="T20">int</text:span><text:span text:style-name="T15">&gt;(std::cin);</text:span></text:p>
      <text:p text:style-name="P16"><text:tab/><text:tab/><text:tab/>}</text:p>
      <text:p text:style-name="P15"><text:span text:style-name="T15"><text:tab/><text:tab/><text:tab/></text:span><text:span text:style-name="T20">catch</text:span><text:span text:style-name="T15"> (std::</text:span><text:span text:style-name="T21">logic_error</text:span><text:span text:style-name="T15">&amp; err) {</text:span></text:p>
      <text:p text:style-name="P15"><text:span text:style-name="T15"><text:tab/><text:tab/><text:tab/><text:tab/>std::cout </text:span><text:span text:style-name="T22">&lt;&lt;</text:span><text:span text:style-name="T15"> err.what() </text:span><text:span text:style-name="T22">&lt;&lt;</text:span><text:span text:style-name="T15"> std::endl;</text:span></text:p>
      <text:p text:style-name="P15"><text:span text:style-name="T15"><text:tab/><text:tab/><text:tab/><text:tab/></text:span><text:span text:style-name="T20">break</text:span><text:span text:style-name="T15">;</text:span></text:p>
      <text:p text:style-name="P16"><text:tab/><text:tab/><text:tab/>}</text:p>
      <text:p text:style-name="P16"><text:tab/><text:tab/><text:tab/>st.insert_by_number(N + 1, *he);</text:p>
      <text:p text:style-name="P16"><text:span text:style-name="T19"><text:tab/><text:tab/><text:tab/>delete</text:span> he;</text:p>
      <text:p text:style-name="P15"><text:span text:style-name="T15"><text:tab/><text:tab/><text:tab/></text:span><text:span text:style-name="T20">break</text:span><text:span text:style-name="T15">;</text:span></text:p>
      <text:p text:style-name="P16"><text:tab/><text:tab/>}</text:p>
      <text:p text:style-name="P15"><text:span text:style-name="T15"><text:tab/><text:tab/></text:span><text:span text:style-name="T20">case</text:span><text:span text:style-name="T15"> </text:span><text:span text:style-name="T18">'3'</text:span><text:span text:style-name="T15">: {</text:span></text:p>
      <text:p text:style-name="P16"><text:tab/><text:tab/><text:tab/>st.pop();</text:p>
      <text:p text:style-name="P15"><text:span text:style-name="T15"><text:tab/><text:tab/><text:tab/></text:span><text:span text:style-name="T20">break</text:span><text:span text:style-name="T15">;</text:span></text:p>
      <text:p text:style-name="P16"><text:tab/><text:tab/>}</text:p>
      <text:p text:style-name="P15"><text:span text:style-name="T15"><text:tab/><text:tab/></text:span><text:span text:style-name="T20">case</text:span><text:span text:style-name="T15"> </text:span><text:span text:style-name="T18">'4'</text:span><text:span text:style-name="T15">: {</text:span></text:p>
      <text:p text:style-name="P15"><text:span text:style-name="T15"><text:tab/><text:tab/><text:tab/>std::cout </text:span><text:span text:style-name="T22">&lt;&lt;</text:span><text:span text:style-name="T15"> </text:span><text:span text:style-name="T18">"enter position to delete"</text:span><text:span text:style-name="T15"> </text:span><text:span text:style-name="T22">&lt;&lt;</text:span><text:span text:style-name="T15"> std::endl;</text:span></text:p>
      <text:p text:style-name="P15"><text:span text:style-name="T15"><text:tab/><text:tab/><text:tab/>std::cin </text:span><text:span text:style-name="T22">&gt;&gt;</text:span><text:span text:style-name="T15"> N;</text:span></text:p>
      <text:p text:style-name="P16"><text:tab/><text:tab/><text:tab/>st.delete_by_number(N + 1);</text:p>
      <text:p text:style-name="P15"><text:span text:style-name="T15"><text:tab/><text:tab/><text:tab/></text:span><text:span text:style-name="T20">break</text:span><text:span text:style-name="T15">;</text:span></text:p>
      <text:p text:style-name="P16"><text:tab/><text:tab/>}</text:p>
      <text:p text:style-name="P15"><text:span text:style-name="T15"><text:tab/><text:tab/></text:span><text:span text:style-name="T20">case</text:span><text:span text:style-name="T15"> </text:span><text:span text:style-name="T18">'5'</text:span><text:span text:style-name="T15">: {</text:span></text:p>
      <text:p text:style-name="P15"><text:span text:style-name="T15"><text:tab/><text:tab/><text:tab/>std::for_each(st.begin(), st.end(), [](</text:span><text:span text:style-name="T21">Hexagon</text:span><text:span text:style-name="T15">&lt;</text:span><text:span text:style-name="T20">int</text:span><text:span text:style-name="T15">&gt;&amp; </text:span><text:span text:style-name="T13">REC</text:span><text:span text:style-name="T15">) { </text:span><text:span text:style-name="T13">REC</text:span><text:span text:style-name="T15">.Print(std::cout); });</text:span></text:p>
      <text:p text:style-name="P15"><text:span text:style-name="T15"><text:tab/><text:tab/><text:tab/></text:span><text:span text:style-name="T20">break</text:span><text:span text:style-name="T15">;</text:span></text:p>
      <text:p text:style-name="P16"><text:tab/><text:tab/>}</text:p>
      <text:p text:style-name="P15"><text:span text:style-name="T15"><text:tab/><text:tab/></text:span><text:span text:style-name="T20">case</text:span><text:span text:style-name="T15"> </text:span><text:span text:style-name="T18">'6'</text:span><text:span text:style-name="T15">: {</text:span></text:p>
      <text:p text:style-name="P15"><text:span text:style-name="T15"><text:tab/><text:tab/><text:tab/>std::cout </text:span><text:span text:style-name="T22">&lt;&lt;</text:span><text:span text:style-name="T15"> </text:span><text:span text:style-name="T18">"enter max area"</text:span><text:span text:style-name="T15"> </text:span><text:span text:style-name="T22">&lt;&lt;</text:span><text:span text:style-name="T15"> std::endl;</text:span></text:p>
      <text:p text:style-name="P15"><text:span text:style-name="T15"><text:tab/><text:tab/><text:tab/>std::cin </text:span><text:span text:style-name="T22">&gt;&gt;</text:span><text:span text:style-name="T15"> S;</text:span></text:p>
      <text:p text:style-name="P15"><text:span text:style-name="T15"><text:tab/><text:tab/><text:tab/>std::cout </text:span><text:span text:style-name="T22">&lt;&lt;</text:span><text:span text:style-name="T15"> std::count_if(st.begin(), st.end(), [=](</text:span><text:span text:style-name="T21">Hexagon</text:span><text:span text:style-name="T15">&lt;</text:span><text:span text:style-name="T20">int</text:span><text:span text:style-name="T15">&gt;&amp; </text:span><text:span text:style-name="T13">X</text:span><text:span text:style-name="T15">) { </text:span><text:span text:style-name="T20">return</text:span><text:span text:style-name="T15"> </text:span><text:span text:style-name="T13">X</text:span><text:span text:style-name="T15">.Area() &lt; S; })</text:span></text:p>
      <text:p text:style-name="P15"><text:span text:style-name="T15"><text:tab/><text:tab/><text:tab/><text:tab/></text:span><text:span text:style-name="T22">&lt;&lt;</text:span><text:span text:style-name="T15"> std::endl;</text:span></text:p>
      <text:p text:style-name="P15"><text:span text:style-name="T15"><text:tab/><text:tab/><text:tab/></text:span><text:span text:style-name="T20">break</text:span><text:span text:style-name="T15">;</text:span></text:p>
      <text:p text:style-name="P16"><text:tab/><text:tab/>}</text:p>
      <text:p text:style-name="P15"><text:span text:style-name="T15"><text:tab/><text:tab/></text:span><text:span text:style-name="T20">case</text:span><text:span text:style-name="T15"> </text:span><text:span text:style-name="T18">'7'</text:span><text:span text:style-name="T15">: {</text:span></text:p>
      <text:p text:style-name="P16"><text:tab/><text:tab/><text:tab/>st.top().Print(std::cout);</text:p>
      <text:p text:style-name="P15"><text:span text:style-name="T15"><text:tab/><text:tab/><text:tab/></text:span><text:span text:style-name="T20">break</text:span><text:span text:style-name="T15">;</text:span></text:p>
      <text:p text:style-name="P16"><text:tab/><text:tab/>}</text:p>
      <text:p text:style-name="P15"><text:span text:style-name="T15"><text:tab/><text:tab/></text:span><text:span text:style-name="T20">default</text:span><text:span text:style-name="T15">:</text:span></text:p>
      <text:p text:style-name="P15"><text:span text:style-name="T15"><text:tab/><text:tab/><text:tab/>std::cout </text:span><text:span text:style-name="T22">&lt;&lt;</text:span><text:span text:style-name="T15"> </text:span><text:span text:style-name="T18">"Wrong. Try m - menu"</text:span><text:span text:style-name="T15"> </text:span><text:span text:style-name="T22">&lt;&lt;</text:span><text:span text:style-name="T15"> std::endl;</text:span></text:p>
      <text:p text:style-name="P15"><text:span text:style-name="T15"><text:tab/><text:tab/><text:tab/></text:span><text:span text:style-name="T20">break</text:span><text:span text:style-name="T15">;</text:span></text:p>
      <text:p text:style-name="P16"><text:tab/><text:tab/>}</text:p>
      <text:p text:style-name="P16"><text:tab/>}</text:p>
      <text:p text:style-name="P15"><text:span text:style-name="T15"><text:tab/></text:span><text:span text:style-name="T20">return</text:span><text:span text:style-name="T15"> 0;</text:span></text:p>
      <text:p text:style-name="P16">}</text:p>
      <text:p text:style-name="P9"/>
      <text:p text:style-name="P23">point.h</text:p>
      <text:p text:style-name="P9"/>
      <text:p text:style-name="P13"><text:span text:style-name="T14">#ifndef</text:span><text:span text:style-name="T16"> OOP_LAB5_POINT_H</text:span></text:p>
      <text:p text:style-name="P15"><text:span text:style-name="T13">#define</text:span><text:span text:style-name="T15"> </text:span><text:span text:style-name="T17">OOP_LAB5_POINT_H</text:span></text:p>
      <text:p text:style-name="P16"/>
      <text:p text:style-name="P15"><text:span text:style-name="T13">#include</text:span><text:span text:style-name="T15"> </text:span><text:span text:style-name="T18">&lt;iostream&gt;</text:span></text:p>
      <text:p text:style-name="P16"/>
      <text:p text:style-name="P15"><text:span text:style-name="T20">template</text:span><text:span text:style-name="T15">&lt;</text:span><text:span text:style-name="T20">class</text:span><text:span text:style-name="T15"> </text:span><text:span text:style-name="T21">T</text:span><text:span text:style-name="T15">&gt;</text:span></text:p>
      <text:p text:style-name="P15"><text:span text:style-name="T20">struct</text:span><text:span text:style-name="T15"> </text:span><text:span text:style-name="T21">point</text:span><text:span text:style-name="T15"> {</text:span></text:p>
      <text:p text:style-name="P15"><text:span text:style-name="T15"><text:tab/></text:span><text:span text:style-name="T21">T</text:span><text:span text:style-name="T15"> x;</text:span></text:p>
      <text:p text:style-name="P15"><text:span text:style-name="T15"><text:tab/></text:span><text:span text:style-name="T21">T</text:span><text:span text:style-name="T15"> y;</text:span></text:p>
      <text:p text:style-name="P16">};</text:p>
      <text:p text:style-name="P16"/>
      <text:p text:style-name="P15"><text:span text:style-name="T20">template</text:span><text:span text:style-name="T15">&lt;</text:span><text:span text:style-name="T20">class</text:span><text:span text:style-name="T15"> </text:span><text:span text:style-name="T21">T</text:span><text:span text:style-name="T15">&gt;</text:span></text:p>
      <text:p text:style-name="P15"><text:span text:style-name="T15">std::</text:span><text:span text:style-name="T21">istream</text:span><text:span text:style-name="T15">&amp; operator&gt;&gt;(std::</text:span><text:span text:style-name="T21">istream</text:span><text:span text:style-name="T15">&amp; </text:span><text:span text:style-name="T13">is</text:span><text:span text:style-name="T15">, </text:span><text:span text:style-name="T21">point</text:span><text:span text:style-name="T15">&lt;</text:span><text:span text:style-name="T21">T</text:span><text:span text:style-name="T15">&gt;&amp; </text:span><text:span text:style-name="T13">p</text:span><text:span text:style-name="T15">) {</text:span></text:p>
      <text:p text:style-name="P15"><text:span text:style-name="T15"><text:tab/></text:span><text:span text:style-name="T13">is</text:span><text:span text:style-name="T15"> &gt;&gt; </text:span><text:span text:style-name="T13">p</text:span><text:span text:style-name="T15">.x &gt;&gt; </text:span><text:span text:style-name="T13">p</text:span><text:span text:style-name="T15">.y;</text:span></text:p>
      <text:p text:style-name="P15"><text:span text:style-name="T15"><text:tab/></text:span><text:span text:style-name="T20">return</text:span><text:span text:style-name="T15"> </text:span><text:span text:style-name="T13">is</text:span><text:span text:style-name="T15">;</text:span></text:p>
      <text:p text:style-name="P16">}</text:p>
      <text:p text:style-name="P16"><text:soft-page-break/></text:p>
      <text:p text:style-name="P15"><text:span text:style-name="T20">template</text:span><text:span text:style-name="T15">&lt;</text:span><text:span text:style-name="T20">class</text:span><text:span text:style-name="T15"> </text:span><text:span text:style-name="T21">T</text:span><text:span text:style-name="T15">&gt;</text:span></text:p>
      <text:p text:style-name="P15"><text:span text:style-name="T15">std::</text:span><text:span text:style-name="T21">ostream</text:span><text:span text:style-name="T15">&amp; operator&lt;&lt;(std::</text:span><text:span text:style-name="T21">ostream</text:span><text:span text:style-name="T15">&amp; </text:span><text:span text:style-name="T13">os</text:span><text:span text:style-name="T15">, </text:span><text:span text:style-name="T21">point</text:span><text:span text:style-name="T15">&lt;</text:span><text:span text:style-name="T21">T</text:span><text:span text:style-name="T15">&gt; </text:span><text:span text:style-name="T13">p</text:span><text:span text:style-name="T15">) {</text:span></text:p>
      <text:p text:style-name="P15"><text:span text:style-name="T15"><text:tab/></text:span><text:span text:style-name="T13">os</text:span><text:span text:style-name="T15"> </text:span><text:span text:style-name="T22">&lt;&lt;</text:span><text:span text:style-name="T15"> </text:span><text:span text:style-name="T18">'('</text:span><text:span text:style-name="T15"> &lt;&lt; </text:span><text:span text:style-name="T13">p</text:span><text:span text:style-name="T15">.x &lt;&lt; </text:span><text:span text:style-name="T18">' '</text:span><text:span text:style-name="T15"> &lt;&lt; </text:span><text:span text:style-name="T13">p</text:span><text:span text:style-name="T15">.y &lt;&lt; </text:span><text:span text:style-name="T18">')'</text:span><text:span text:style-name="T15">;</text:span></text:p>
      <text:p text:style-name="P15"><text:span text:style-name="T15"><text:tab/></text:span><text:span text:style-name="T20">return</text:span><text:span text:style-name="T15"> </text:span><text:span text:style-name="T13">os</text:span><text:span text:style-name="T15">;</text:span></text:p>
      <text:p text:style-name="P16">}</text:p>
      <text:p text:style-name="P16"/>
      <text:p text:style-name="P26">#endif</text:p>
      <text:p text:style-name="P9"/>
      <text:p text:style-name="P23">hexagon.h</text:p>
      <text:p text:style-name="P9"/>
      <text:p text:style-name="P13"><text:span text:style-name="T14">#ifndef</text:span><text:span text:style-name="T16"> OOP_LAB5_HEXAGON_H</text:span></text:p>
      <text:p text:style-name="P15"><text:span text:style-name="T13">#define</text:span><text:span text:style-name="T15"> </text:span><text:span text:style-name="T17">OOP_LAB5_HEXAGON_H</text:span></text:p>
      <text:p text:style-name="P16"/>
      <text:p text:style-name="P15"><text:span text:style-name="T13">#include</text:span><text:span text:style-name="T15"> </text:span><text:span text:style-name="T18">"point.h"</text:span></text:p>
      <text:p text:style-name="P15"><text:span text:style-name="T13">#include</text:span><text:span text:style-name="T15"> </text:span><text:span text:style-name="T18">&lt;cmath&gt;</text:span></text:p>
      <text:p text:style-name="P16"/>
      <text:p text:style-name="P15"><text:span text:style-name="T20">template</text:span><text:span text:style-name="T15"> &lt;</text:span><text:span text:style-name="T20">class</text:span><text:span text:style-name="T15"> </text:span><text:span text:style-name="T21">T</text:span><text:span text:style-name="T15">&gt;</text:span></text:p>
      <text:p text:style-name="P15"><text:span text:style-name="T20">class</text:span><text:span text:style-name="T15"> </text:span><text:span text:style-name="T21">Hexagon</text:span><text:span text:style-name="T15"> {</text:span></text:p>
      <text:p text:style-name="P15"><text:span text:style-name="T20">public</text:span><text:span text:style-name="T15">:</text:span></text:p>
      <text:p text:style-name="P15"><text:span text:style-name="T15"><text:tab/></text:span><text:span text:style-name="T21">point</text:span><text:span text:style-name="T15">&lt;</text:span><text:span text:style-name="T21">T</text:span><text:span text:style-name="T15">&gt; A, B, C, D, E, F;</text:span></text:p>
      <text:p text:style-name="P16"/>
      <text:p text:style-name="P15"><text:span text:style-name="T15"><text:tab/></text:span><text:span text:style-name="T20">explicit</text:span><text:span text:style-name="T15"> Hexagon&lt;</text:span><text:span text:style-name="T21">T</text:span><text:span text:style-name="T15">&gt;(std::</text:span><text:span text:style-name="T21">istream</text:span><text:span text:style-name="T15">&amp; </text:span><text:span text:style-name="T13">is</text:span><text:span text:style-name="T15">) {</text:span></text:p>
      <text:p text:style-name="P15"><text:span text:style-name="T15"><text:tab/><text:tab/></text:span><text:span text:style-name="T13">is</text:span><text:span text:style-name="T15"> &gt;&gt; A &gt;&gt; B &gt;&gt; C &gt;&gt; D &gt;&gt; E &gt;&gt; F;</text:span></text:p>
      <text:p text:style-name="P16"><text:tab/>}</text:p>
      <text:p text:style-name="P16"/>
      <text:p text:style-name="P15"><text:span text:style-name="T15"><text:tab/>Hexagon&lt;</text:span><text:span text:style-name="T21">T</text:span><text:span text:style-name="T15">&gt;() = </text:span><text:span text:style-name="T20">default</text:span><text:span text:style-name="T15">;</text:span></text:p>
      <text:p text:style-name="P16"/>
      <text:p text:style-name="P15"><text:span text:style-name="T15"><text:tab/></text:span><text:span text:style-name="T20">double</text:span><text:span text:style-name="T15"> Area() {</text:span></text:p>
      <text:p text:style-name="P15"><text:span text:style-name="T15"><text:tab/><text:tab/></text:span><text:span text:style-name="T20">return</text:span><text:span text:style-name="T15"> (0.5 * abs(A.x * B.y + B.x * C.y + C.x * D.y + D.x * E.y + E.x * F.y + F.x * A.y</text:span></text:p>
      <text:p text:style-name="P16"><text:tab/><text:tab/><text:tab/>- B.x * A.y - C.x * B.y - D.x * C.y - E.x * D.y - F.x * E.y - A.x * F.y));</text:p>
      <text:p text:style-name="P16"><text:tab/>}</text:p>
      <text:p text:style-name="P16"/>
      <text:p text:style-name="P15"><text:span text:style-name="T15"><text:tab/></text:span><text:span text:style-name="T20">void</text:span><text:span text:style-name="T15"> Print(std::</text:span><text:span text:style-name="T21">ostream</text:span><text:span text:style-name="T15">&amp; </text:span><text:span text:style-name="T13">os</text:span><text:span text:style-name="T15">) {</text:span></text:p>
      <text:p text:style-name="P15"><text:span text:style-name="T15"><text:tab/><text:tab/></text:span><text:span text:style-name="T13">os</text:span><text:span text:style-name="T15"> &lt;&lt; A &lt;&lt; </text:span><text:span text:style-name="T18">" "</text:span><text:span text:style-name="T15"> &lt;&lt; B &lt;&lt; </text:span><text:span text:style-name="T18">" "</text:span><text:span text:style-name="T15"> &lt;&lt; C &lt;&lt; </text:span><text:span text:style-name="T18">" "</text:span><text:span text:style-name="T15"> &lt;&lt; D &lt;&lt; </text:span><text:span text:style-name="T18">" "</text:span><text:span text:style-name="T15"> &lt;&lt; E &lt;&lt; </text:span><text:span text:style-name="T18">" "</text:span><text:span text:style-name="T15"> &lt;&lt; F &lt;&lt; std::endl;</text:span></text:p>
      <text:p text:style-name="P16"><text:tab/>}</text:p>
      <text:p text:style-name="P16"/>
      <text:p text:style-name="P15"><text:span text:style-name="T15"><text:tab/></text:span><text:span text:style-name="T20">void</text:span><text:span text:style-name="T15"> </text:span><text:span text:style-name="T22">operator&lt;&lt;</text:span><text:span text:style-name="T15"> (std::</text:span><text:span text:style-name="T21">ostream</text:span><text:span text:style-name="T15">&amp; </text:span><text:span text:style-name="T13">os</text:span><text:span text:style-name="T15">) {</text:span></text:p>
      <text:p text:style-name="P15"><text:span text:style-name="T15"><text:tab/><text:tab/></text:span><text:span text:style-name="T13">os</text:span><text:span text:style-name="T15"> &lt;&lt; A &lt;&lt; </text:span><text:span text:style-name="T18">" "</text:span><text:span text:style-name="T15"> &lt;&lt; B &lt;&lt; </text:span><text:span text:style-name="T18">" "</text:span><text:span text:style-name="T15"> &lt;&lt; C &lt;&lt; </text:span><text:span text:style-name="T18">" "</text:span><text:span text:style-name="T15"> &lt;&lt; D &lt;&lt; </text:span><text:span text:style-name="T18">" "</text:span><text:span text:style-name="T15"> &lt;&lt; E &lt;&lt; </text:span><text:span text:style-name="T18">" "</text:span><text:span text:style-name="T15"> &lt;&lt; F;</text:span></text:p>
      <text:p text:style-name="P16"><text:tab/>}</text:p>
      <text:p text:style-name="P16">};</text:p>
      <text:p text:style-name="P16"/>
      <text:p text:style-name="P26">#endif</text:p>
      <text:p text:style-name="P14"/>
      <text:p text:style-name="P23">stack.h</text:p>
      <text:p text:style-name="P14"/>
      <text:p text:style-name="P9"><text:span text:style-name="T13">#ifndef</text:span><text:span text:style-name="T15"> OOP_EXERCISE_05_STACK_H</text:span></text:p>
      <text:p text:style-name="P15"><text:span text:style-name="T13">#define</text:span><text:span text:style-name="T15"> </text:span><text:span text:style-name="T17">OOP_EXERCISE_05_STACK_H</text:span></text:p>
      <text:p text:style-name="P16"/>
      <text:p text:style-name="P15"><text:span text:style-name="T13">#include</text:span><text:span text:style-name="T15"> </text:span><text:span text:style-name="T18">&lt;iterator&gt;</text:span></text:p>
      <text:p text:style-name="P15"><text:span text:style-name="T13">#include</text:span><text:span text:style-name="T15"> </text:span><text:span text:style-name="T18">&lt;memory&gt;</text:span></text:p>
      <text:p text:style-name="P15"><text:span text:style-name="T13">#include</text:span><text:span text:style-name="T15"> </text:span><text:span text:style-name="T18">&lt;algorithm&gt;</text:span></text:p>
      <text:p text:style-name="P16"/>
      <text:p text:style-name="P15"><text:span text:style-name="T20">namespace</text:span><text:span text:style-name="T15"> kontaineri {</text:span></text:p>
      <text:p text:style-name="P16"/>
      <text:p text:style-name="P16"/>
      <text:p text:style-name="P15"><text:span text:style-name="T15"><text:tab/></text:span><text:span text:style-name="T20">template</text:span><text:span text:style-name="T15">&lt;</text:span><text:span text:style-name="T20">class</text:span><text:span text:style-name="T15"> </text:span><text:span text:style-name="T21">T</text:span><text:span text:style-name="T15">&gt;</text:span></text:p>
      <text:p text:style-name="P15"><text:span text:style-name="T15"><text:tab/></text:span><text:span text:style-name="T20">class</text:span><text:span text:style-name="T15"> </text:span><text:span text:style-name="T21">stack</text:span><text:span text:style-name="T15"> {</text:span></text:p>
      <text:p text:style-name="P15"><text:span text:style-name="T15"><text:tab/></text:span><text:span text:style-name="T20">private</text:span><text:span text:style-name="T15">:</text:span></text:p>
      <text:p text:style-name="P15"><text:span text:style-name="T15"><text:tab/><text:tab/></text:span><text:span text:style-name="T20">struct</text:span><text:span text:style-name="T15"> </text:span><text:span text:style-name="T21">number</text:span><text:span text:style-name="T15">;</text:span></text:p>
      <text:p text:style-name="P15"><text:soft-page-break/><text:span text:style-name="T15"><text:tab/><text:tab/></text:span><text:span text:style-name="T21">size_t</text:span><text:span text:style-name="T15"> size = 0;</text:span></text:p>
      <text:p text:style-name="P15"><text:span text:style-name="T15"><text:tab/></text:span><text:span text:style-name="T20">public</text:span><text:span text:style-name="T15">:</text:span></text:p>
      <text:p text:style-name="P15"><text:span text:style-name="T15"><text:tab/><text:tab/>stack() = </text:span><text:span text:style-name="T20">default</text:span><text:span text:style-name="T15">;</text:span></text:p>
      <text:p text:style-name="P16"/>
      <text:p text:style-name="P15"><text:span text:style-name="T15"><text:tab/><text:tab/></text:span><text:span text:style-name="T20">class</text:span><text:span text:style-name="T15"> </text:span><text:span text:style-name="T21">forward_iterator</text:span><text:span text:style-name="T15"> {</text:span></text:p>
      <text:p text:style-name="P15"><text:span text:style-name="T15"><text:tab/><text:tab/></text:span><text:span text:style-name="T20">public</text:span><text:span text:style-name="T15">:</text:span></text:p>
      <text:p text:style-name="P15"><text:span text:style-name="T15"><text:tab/><text:tab/><text:tab/></text:span><text:span text:style-name="T20">using</text:span><text:span text:style-name="T15"> </text:span><text:span text:style-name="T21">value_type</text:span><text:span text:style-name="T15"> = </text:span><text:span text:style-name="T21">T</text:span><text:span text:style-name="T15">;</text:span></text:p>
      <text:p text:style-name="P15"><text:span text:style-name="T15"><text:tab/><text:tab/><text:tab/></text:span><text:span text:style-name="T20">using</text:span><text:span text:style-name="T15"> </text:span><text:span text:style-name="T21">reference</text:span><text:span text:style-name="T15"> = </text:span><text:span text:style-name="T21">T</text:span><text:span text:style-name="T15"> &amp;;</text:span></text:p>
      <text:p text:style-name="P15"><text:span text:style-name="T15"><text:tab/><text:tab/><text:tab/></text:span><text:span text:style-name="T20">using</text:span><text:span text:style-name="T15"> </text:span><text:span text:style-name="T21">pointer</text:span><text:span text:style-name="T15"> = </text:span><text:span text:style-name="T21">T</text:span><text:span text:style-name="T15"> *;</text:span></text:p>
      <text:p text:style-name="P15"><text:span text:style-name="T15"><text:tab/><text:tab/><text:tab/></text:span><text:span text:style-name="T20">using</text:span><text:span text:style-name="T15"> </text:span><text:span text:style-name="T21">difference_type</text:span><text:span text:style-name="T15"> = std::</text:span><text:span text:style-name="T21">ptrdiff_t</text:span><text:span text:style-name="T15">;</text:span></text:p>
      <text:p text:style-name="P15"><text:span text:style-name="T15"><text:tab/><text:tab/><text:tab/></text:span><text:span text:style-name="T20">using</text:span><text:span text:style-name="T15"> </text:span><text:span text:style-name="T21">iterator_category</text:span><text:span text:style-name="T15"> = std::</text:span><text:span text:style-name="T21">forward_iterator_tag</text:span><text:span text:style-name="T15">;</text:span></text:p>
      <text:p text:style-name="P15"><text:span text:style-name="T15"><text:tab/><text:tab/><text:tab/></text:span><text:span text:style-name="T20">explicit</text:span><text:span text:style-name="T15"> forward_iterator(</text:span><text:span text:style-name="T21">number</text:span><text:span text:style-name="T15">* </text:span><text:span text:style-name="T13">ptr</text:span><text:span text:style-name="T15">);</text:span></text:p>
      <text:p text:style-name="P15"><text:span text:style-name="T15"><text:tab/><text:tab/><text:tab/></text:span><text:span text:style-name="T21">T</text:span><text:span text:style-name="T15">&amp; </text:span><text:span text:style-name="T22">operator*</text:span><text:span text:style-name="T15">();</text:span></text:p>
      <text:p text:style-name="P15"><text:span text:style-name="T15"><text:tab/><text:tab/><text:tab/></text:span><text:span text:style-name="T21">forward_iterator</text:span><text:span text:style-name="T15">&amp; </text:span><text:span text:style-name="T22">operator++</text:span><text:span text:style-name="T15">();</text:span></text:p>
      <text:p text:style-name="P15"><text:span text:style-name="T15"><text:tab/><text:tab/><text:tab/></text:span><text:span text:style-name="T21">forward_iterator</text:span><text:span text:style-name="T15"> </text:span><text:span text:style-name="T22">operator++</text:span><text:span text:style-name="T15">(</text:span><text:span text:style-name="T20">int</text:span><text:span text:style-name="T15">);</text:span></text:p>
      <text:p text:style-name="P15"><text:span text:style-name="T15"><text:tab/><text:tab/><text:tab/></text:span><text:span text:style-name="T20">bool</text:span><text:span text:style-name="T15"> </text:span><text:span text:style-name="T22">operator==</text:span><text:span text:style-name="T15"> (</text:span><text:span text:style-name="T20">const</text:span><text:span text:style-name="T15"> </text:span><text:span text:style-name="T21">forward_iterator</text:span><text:span text:style-name="T15">&amp; </text:span><text:span text:style-name="T13">other</text:span><text:span text:style-name="T15">) </text:span><text:span text:style-name="T20">const</text:span><text:span text:style-name="T15">;</text:span></text:p>
      <text:p text:style-name="P15"><text:span text:style-name="T15"><text:tab/><text:tab/><text:tab/></text:span><text:span text:style-name="T20">bool</text:span><text:span text:style-name="T15"> </text:span><text:span text:style-name="T22">operator!=</text:span><text:span text:style-name="T15"> (</text:span><text:span text:style-name="T20">const</text:span><text:span text:style-name="T15"> </text:span><text:span text:style-name="T21">forward_iterator</text:span><text:span text:style-name="T15">&amp; </text:span><text:span text:style-name="T13">other</text:span><text:span text:style-name="T15">) </text:span><text:span text:style-name="T20">const</text:span><text:span text:style-name="T15">;</text:span></text:p>
      <text:p text:style-name="P15"><text:span text:style-name="T15"><text:tab/><text:tab/></text:span><text:span text:style-name="T20">private</text:span><text:span text:style-name="T15">:</text:span></text:p>
      <text:p text:style-name="P15"><text:span text:style-name="T15"><text:tab/><text:tab/><text:tab/></text:span><text:span text:style-name="T21">number</text:span><text:span text:style-name="T15">* it_ptr;</text:span></text:p>
      <text:p text:style-name="P15"><text:span text:style-name="T15"><text:tab/><text:tab/><text:tab/></text:span><text:span text:style-name="T20">friend</text:span><text:span text:style-name="T15"> </text:span><text:span text:style-name="T21">stack</text:span><text:span text:style-name="T15">;</text:span></text:p>
      <text:p text:style-name="P16"><text:tab/><text:tab/>};</text:p>
      <text:p text:style-name="P16"/>
      <text:p text:style-name="P15"><text:span text:style-name="T15"><text:tab/><text:tab/></text:span><text:span text:style-name="T21">forward_iterator</text:span><text:span text:style-name="T15"> begin();</text:span></text:p>
      <text:p text:style-name="P15"><text:span text:style-name="T15"><text:tab/><text:tab/></text:span><text:span text:style-name="T21">forward_iterator</text:span><text:span text:style-name="T15"> end();</text:span></text:p>
      <text:p text:style-name="P15"><text:span text:style-name="T15"><text:tab/><text:tab/></text:span><text:span text:style-name="T20">void</text:span><text:span text:style-name="T15"> push(</text:span><text:span text:style-name="T20">const</text:span><text:span text:style-name="T15"> </text:span><text:span text:style-name="T21">T</text:span><text:span text:style-name="T15">&amp; </text:span><text:span text:style-name="T13">value</text:span><text:span text:style-name="T15">);</text:span></text:p>
      <text:p text:style-name="P15"><text:span text:style-name="T15"><text:tab/><text:tab/></text:span><text:span text:style-name="T21">T</text:span><text:span text:style-name="T15">&amp; top();</text:span></text:p>
      <text:p text:style-name="P15"><text:span text:style-name="T15"><text:tab/><text:tab/></text:span><text:span text:style-name="T20">void</text:span><text:span text:style-name="T15"> pop();</text:span></text:p>
      <text:p text:style-name="P15"><text:span text:style-name="T15"><text:tab/><text:tab/></text:span><text:span text:style-name="T20">void</text:span><text:span text:style-name="T15"> delete_by_it(</text:span><text:span text:style-name="T21">forward_iterator</text:span><text:span text:style-name="T15"> </text:span><text:span text:style-name="T13">d_it</text:span><text:span text:style-name="T15">);</text:span></text:p>
      <text:p text:style-name="P15"><text:span text:style-name="T15"><text:tab/><text:tab/></text:span><text:span text:style-name="T20">void</text:span><text:span text:style-name="T15"> delete_by_number(</text:span><text:span text:style-name="T21">size_t</text:span><text:span text:style-name="T15"> </text:span><text:span text:style-name="T13">N</text:span><text:span text:style-name="T15">);</text:span></text:p>
      <text:p text:style-name="P15"><text:span text:style-name="T15"><text:tab/><text:tab/></text:span><text:span text:style-name="T20">void</text:span><text:span text:style-name="T15"> insert_by_it(</text:span><text:span text:style-name="T21">forward_iterator</text:span><text:span text:style-name="T15"> </text:span><text:span text:style-name="T13">ins_it</text:span><text:span text:style-name="T15">, </text:span><text:span text:style-name="T21">T</text:span><text:span text:style-name="T15">&amp; </text:span><text:span text:style-name="T13">value</text:span><text:span text:style-name="T15">);</text:span></text:p>
      <text:p text:style-name="P15"><text:span text:style-name="T15"><text:tab/><text:tab/></text:span><text:span text:style-name="T20">void</text:span><text:span text:style-name="T15"> insert_by_number(</text:span><text:span text:style-name="T21">size_t</text:span><text:span text:style-name="T15"> </text:span><text:span text:style-name="T13">N</text:span><text:span text:style-name="T15">, </text:span><text:span text:style-name="T21">T</text:span><text:span text:style-name="T15">&amp; </text:span><text:span text:style-name="T13">value</text:span><text:span text:style-name="T15">);</text:span></text:p>
      <text:p text:style-name="P15"><text:span text:style-name="T15"><text:tab/></text:span><text:span text:style-name="T20">private</text:span><text:span text:style-name="T15">:</text:span></text:p>
      <text:p text:style-name="P15"><text:span text:style-name="T15"><text:tab/><text:tab/></text:span><text:span text:style-name="T20">struct</text:span><text:span text:style-name="T15"> </text:span><text:span text:style-name="T21">number</text:span><text:span text:style-name="T15"> {</text:span></text:p>
      <text:p text:style-name="P15"><text:span text:style-name="T15"><text:tab/><text:tab/><text:tab/></text:span><text:span text:style-name="T21">T</text:span><text:span text:style-name="T15"> value;</text:span></text:p>
      <text:p text:style-name="P15"><text:span text:style-name="T15"><text:tab/><text:tab/><text:tab/>std::</text:span><text:span text:style-name="T21">unique_ptr</text:span><text:span text:style-name="T15">&lt;</text:span><text:span text:style-name="T21">number</text:span><text:span text:style-name="T15">&gt; next_number = </text:span><text:span text:style-name="T20">nullptr</text:span><text:span text:style-name="T15">;</text:span></text:p>
      <text:p text:style-name="P15"><text:span text:style-name="T15"><text:tab/><text:tab/><text:tab/></text:span><text:span text:style-name="T21">forward_iterator</text:span><text:span text:style-name="T15"> next();</text:span></text:p>
      <text:p text:style-name="P16"><text:tab/><text:tab/>};</text:p>
      <text:p text:style-name="P15"><text:span text:style-name="T15"><text:tab/><text:tab/>std::</text:span><text:span text:style-name="T21">unique_ptr</text:span><text:span text:style-name="T15">&lt;</text:span><text:span text:style-name="T21">number</text:span><text:span text:style-name="T15">&gt; first = </text:span><text:span text:style-name="T20">nullptr</text:span><text:span text:style-name="T15">;</text:span></text:p>
      <text:p text:style-name="P16"><text:tab/>};</text:p>
      <text:p text:style-name="P16"/>
      <text:p text:style-name="P15"><text:span text:style-name="T15"><text:tab/></text:span><text:span text:style-name="T20">template</text:span><text:span text:style-name="T15">&lt;</text:span><text:span text:style-name="T20">class</text:span><text:span text:style-name="T15"> </text:span><text:span text:style-name="T21">T</text:span><text:span text:style-name="T15">&gt;</text:span></text:p>
      <text:p text:style-name="P15"><text:span text:style-name="T15"><text:tab/></text:span><text:span text:style-name="T20">typename</text:span><text:span text:style-name="T15"> </text:span><text:span text:style-name="T21">stack</text:span><text:span text:style-name="T15">&lt;</text:span><text:span text:style-name="T21">T</text:span><text:span text:style-name="T15">&gt;::</text:span><text:span text:style-name="T21">forward_iterator</text:span><text:span text:style-name="T15"> </text:span><text:span text:style-name="T21">stack</text:span><text:span text:style-name="T15">&lt;</text:span><text:span text:style-name="T21">T</text:span><text:span text:style-name="T15">&gt;::begin() {</text:span></text:p>
      <text:p text:style-name="P15"><text:span text:style-name="T15"><text:tab/><text:tab/></text:span><text:span text:style-name="T20">return</text:span><text:span text:style-name="T15"> </text:span><text:span text:style-name="T21">forward_iterator</text:span><text:span text:style-name="T15">(first.get());</text:span></text:p>
      <text:p text:style-name="P16"><text:tab/>}</text:p>
      <text:p text:style-name="P16"/>
      <text:p text:style-name="P15"><text:span text:style-name="T15"><text:tab/></text:span><text:span text:style-name="T20">template</text:span><text:span text:style-name="T15">&lt;</text:span><text:span text:style-name="T20">class</text:span><text:span text:style-name="T15"> </text:span><text:span text:style-name="T21">T</text:span><text:span text:style-name="T15">&gt;</text:span></text:p>
      <text:p text:style-name="P15"><text:span text:style-name="T15"><text:tab/></text:span><text:span text:style-name="T20">typename</text:span><text:span text:style-name="T15"> </text:span><text:span text:style-name="T21">stack</text:span><text:span text:style-name="T15">&lt;</text:span><text:span text:style-name="T21">T</text:span><text:span text:style-name="T15">&gt;::</text:span><text:span text:style-name="T21">forward_iterator</text:span><text:span text:style-name="T15"> </text:span><text:span text:style-name="T21">stack</text:span><text:span text:style-name="T15">&lt;</text:span><text:span text:style-name="T21">T</text:span><text:span text:style-name="T15">&gt;::end() {</text:span></text:p>
      <text:p text:style-name="P15"><text:span text:style-name="T15"><text:tab/><text:tab/></text:span><text:span text:style-name="T20">return</text:span><text:span text:style-name="T15"> </text:span><text:span text:style-name="T21">forward_iterator</text:span><text:span text:style-name="T15">(</text:span><text:span text:style-name="T20">nullptr</text:span><text:span text:style-name="T15">);</text:span></text:p>
      <text:p text:style-name="P16"><text:tab/>}</text:p>
      <text:p text:style-name="P16"/>
      <text:p text:style-name="P15"><text:span text:style-name="T15"><text:tab/></text:span><text:span text:style-name="T20">template</text:span><text:span text:style-name="T15">&lt;</text:span><text:span text:style-name="T20">class</text:span><text:span text:style-name="T15"> </text:span><text:span text:style-name="T21">T</text:span><text:span text:style-name="T15">&gt;</text:span></text:p>
      <text:p text:style-name="P15"><text:span text:style-name="T15"><text:tab/></text:span><text:span text:style-name="T20">void</text:span><text:span text:style-name="T15"> </text:span><text:span text:style-name="T21">stack</text:span><text:span text:style-name="T15">&lt;</text:span><text:span text:style-name="T21">T</text:span><text:span text:style-name="T15">&gt;::push(</text:span><text:span text:style-name="T20">const</text:span><text:span text:style-name="T15"> </text:span><text:span text:style-name="T21">T</text:span><text:span text:style-name="T15">&amp; </text:span><text:span text:style-name="T13">value</text:span><text:span text:style-name="T15">) {</text:span></text:p>
      <text:p text:style-name="P15"><text:span text:style-name="T15"><text:tab/><text:tab/></text:span><text:span text:style-name="T20">if</text:span><text:span text:style-name="T15"> (first == </text:span><text:span text:style-name="T20">nullptr</text:span><text:span text:style-name="T15">) {</text:span></text:p>
      <text:p text:style-name="P15"><text:span text:style-name="T15"><text:tab/><text:tab/><text:tab/>first = std::</text:span><text:span text:style-name="T21">unique_ptr</text:span><text:span text:style-name="T15">&lt;</text:span><text:span text:style-name="T21">number</text:span><text:span text:style-name="T15">&gt;(</text:span><text:span text:style-name="T20">new</text:span><text:span text:style-name="T15"> </text:span><text:span text:style-name="T21">number</text:span><text:span text:style-name="T15">{ </text:span><text:span text:style-name="T13">value</text:span><text:span text:style-name="T15"> });</text:span></text:p>
      <text:p text:style-name="P16"><text:tab/><text:tab/>}</text:p>
      <text:p text:style-name="P15"><text:span text:style-name="T15"><text:tab/><text:tab/></text:span><text:span text:style-name="T20">else</text:span><text:span text:style-name="T15"> {</text:span></text:p>
      <text:p text:style-name="P15"><text:span text:style-name="T15"><text:tab/><text:tab/><text:tab/></text:span><text:span text:style-name="T20">auto</text:span><text:span text:style-name="T15">* tmp = </text:span><text:span text:style-name="T20">new</text:span><text:span text:style-name="T15"> </text:span><text:span text:style-name="T21">number</text:span><text:span text:style-name="T15">{ </text:span><text:span text:style-name="T13">value</text:span><text:span text:style-name="T15"> };</text:span></text:p>
      <text:p text:style-name="P16"><text:tab/><text:tab/><text:tab/>std::swap(tmp-&gt;next_number, first);</text:p>
      <text:p text:style-name="P15"><text:span text:style-name="T15"><text:tab/><text:tab/><text:tab/>first = std::move(std::</text:span><text:span text:style-name="T21">unique_ptr</text:span><text:span text:style-name="T15">&lt;</text:span><text:span text:style-name="T21">number</text:span><text:span text:style-name="T15">&gt;(tmp));</text:span></text:p>
      <text:p text:style-name="P16"><text:tab/><text:tab/>}</text:p>
      <text:p text:style-name="P16"><text:tab/><text:tab/>size++;</text:p>
      <text:p text:style-name="P16"><text:tab/>}</text:p>
      <text:p text:style-name="P16"/>
      <text:p text:style-name="P15"><text:span text:style-name="T15"><text:tab/></text:span><text:span text:style-name="T20">template</text:span><text:span text:style-name="T15">&lt;</text:span><text:span text:style-name="T20">class</text:span><text:span text:style-name="T15"> </text:span><text:span text:style-name="T21">T</text:span><text:span text:style-name="T15">&gt;</text:span></text:p>
      <text:p text:style-name="P15"><text:span text:style-name="T15"><text:tab/></text:span><text:span text:style-name="T20">void</text:span><text:span text:style-name="T15"> </text:span><text:span text:style-name="T21">stack</text:span><text:span text:style-name="T15">&lt;</text:span><text:span text:style-name="T21">T</text:span><text:span text:style-name="T15">&gt;::pop() {</text:span></text:p>
      <text:p text:style-name="P15"><text:soft-page-break/><text:span text:style-name="T15"><text:tab/><text:tab/></text:span><text:span text:style-name="T20">if</text:span><text:span text:style-name="T15"> (size == 0) {</text:span></text:p>
      <text:p text:style-name="P15"><text:span text:style-name="T15"><text:tab/><text:tab/><text:tab/></text:span><text:span text:style-name="T20">throw</text:span><text:span text:style-name="T15"> std::</text:span><text:span text:style-name="T21">logic_error</text:span><text:span text:style-name="T15">(</text:span><text:span text:style-name="T18">"stack pustoi"</text:span><text:span text:style-name="T15">);</text:span></text:p>
      <text:p text:style-name="P16"><text:tab/><text:tab/>}</text:p>
      <text:p text:style-name="P16"><text:tab/><text:tab/>first = std::move(first-&gt;next_number);</text:p>
      <text:p text:style-name="P16"><text:tab/><text:tab/>size--;</text:p>
      <text:p text:style-name="P16"><text:tab/>}</text:p>
      <text:p text:style-name="P16"/>
      <text:p text:style-name="P15"><text:span text:style-name="T15"><text:tab/></text:span><text:span text:style-name="T20">template</text:span><text:span text:style-name="T15">&lt;</text:span><text:span text:style-name="T20">class</text:span><text:span text:style-name="T15"> </text:span><text:span text:style-name="T21">T</text:span><text:span text:style-name="T15">&gt;</text:span></text:p>
      <text:p text:style-name="P15"><text:span text:style-name="T15"><text:tab/></text:span><text:span text:style-name="T21">T</text:span><text:span text:style-name="T15">&amp; </text:span><text:span text:style-name="T21">stack</text:span><text:span text:style-name="T15">&lt;</text:span><text:span text:style-name="T21">T</text:span><text:span text:style-name="T15">&gt;::top() {</text:span></text:p>
      <text:p text:style-name="P15"><text:span text:style-name="T15"><text:tab/><text:tab/></text:span><text:span text:style-name="T20">if</text:span><text:span text:style-name="T15"> (size == 0) {</text:span></text:p>
      <text:p text:style-name="P15"><text:span text:style-name="T15"><text:tab/><text:tab/><text:tab/></text:span><text:span text:style-name="T20">throw</text:span><text:span text:style-name="T15"> std::</text:span><text:span text:style-name="T21">logic_error</text:span><text:span text:style-name="T15">(</text:span><text:span text:style-name="T18">"stack pustoi"</text:span><text:span text:style-name="T15">);</text:span></text:p>
      <text:p text:style-name="P16"><text:tab/><text:tab/>}</text:p>
      <text:p text:style-name="P15"><text:span text:style-name="T15"><text:tab/><text:tab/></text:span><text:span text:style-name="T20">return</text:span><text:span text:style-name="T15"> first-&gt;value;</text:span></text:p>
      <text:p text:style-name="P16"><text:tab/>}</text:p>
      <text:p text:style-name="P16"/>
      <text:p text:style-name="P15"><text:span text:style-name="T15"><text:tab/></text:span><text:span text:style-name="T20">template</text:span><text:span text:style-name="T15">&lt;</text:span><text:span text:style-name="T20">class</text:span><text:span text:style-name="T15"> </text:span><text:span text:style-name="T21">T</text:span><text:span text:style-name="T15">&gt;</text:span></text:p>
      <text:p text:style-name="P15"><text:span text:style-name="T15"><text:tab/></text:span><text:span text:style-name="T20">void</text:span><text:span text:style-name="T15"> </text:span><text:span text:style-name="T21">stack</text:span><text:span text:style-name="T15">&lt;</text:span><text:span text:style-name="T21">T</text:span><text:span text:style-name="T15">&gt;::delete_by_it(kontaineri::</text:span><text:span text:style-name="T21">stack</text:span><text:span text:style-name="T15">&lt;</text:span><text:span text:style-name="T21">T</text:span><text:span text:style-name="T15">&gt;::</text:span><text:span text:style-name="T21">forward_iterator</text:span><text:span text:style-name="T15"> </text:span><text:span text:style-name="T13">d_it</text:span><text:span text:style-name="T15">) {</text:span></text:p>
      <text:p text:style-name="P15"><text:span text:style-name="T15"><text:tab/><text:tab/></text:span><text:span text:style-name="T21">forward_iterator</text:span><text:span text:style-name="T15"> i = </text:span><text:span text:style-name="T20">this</text:span><text:span text:style-name="T15">-&gt;begin(), end = </text:span><text:span text:style-name="T20">this</text:span><text:span text:style-name="T15">-&gt;end();</text:span></text:p>
      <text:p text:style-name="P15"><text:span text:style-name="T15"><text:tab/><text:tab/></text:span><text:span text:style-name="T20">if</text:span><text:span text:style-name="T15"> (</text:span><text:span text:style-name="T13">d_it</text:span><text:span text:style-name="T15"> == end) </text:span><text:span text:style-name="T20">throw</text:span><text:span text:style-name="T15"> std::</text:span><text:span text:style-name="T21">logic_error</text:span><text:span text:style-name="T15">(</text:span><text:span text:style-name="T18">"za granitsi"</text:span><text:span text:style-name="T15">);</text:span></text:p>
      <text:p text:style-name="P15"><text:span text:style-name="T15"><text:tab/><text:tab/></text:span><text:span text:style-name="T20">if</text:span><text:span text:style-name="T15"> (</text:span><text:span text:style-name="T13">d_it</text:span><text:span text:style-name="T15"> == </text:span><text:span text:style-name="T20">this</text:span><text:span text:style-name="T15">-&gt;begin()) {</text:span></text:p>
      <text:p text:style-name="P15"><text:span text:style-name="T15"><text:tab/><text:tab/><text:tab/></text:span><text:span text:style-name="T20">this</text:span><text:span text:style-name="T15">-&gt;pop();</text:span></text:p>
      <text:p text:style-name="P15"><text:span text:style-name="T15"><text:tab/><text:tab/><text:tab/></text:span><text:span text:style-name="T20">return</text:span><text:span text:style-name="T15">;</text:span></text:p>
      <text:p text:style-name="P16"><text:tab/><text:tab/>}</text:p>
      <text:p text:style-name="P15"><text:span text:style-name="T15"><text:tab/><text:tab/></text:span><text:span text:style-name="T20">while</text:span><text:span text:style-name="T15"> ((i.it_ptr != </text:span><text:span text:style-name="T20">nullptr</text:span><text:span text:style-name="T15">) &amp;&amp; (i.it_ptr-&gt;next() != </text:span><text:span text:style-name="T13">d_it</text:span><text:span text:style-name="T15">)) {</text:span></text:p>
      <text:p text:style-name="P16"><text:tab/><text:tab/><text:tab/>++i;</text:p>
      <text:p text:style-name="P16"><text:tab/><text:tab/>}</text:p>
      <text:p text:style-name="P15"><text:span text:style-name="T15"><text:tab/><text:tab/></text:span><text:span text:style-name="T20">if</text:span><text:span text:style-name="T15"> (i.it_ptr == </text:span><text:span text:style-name="T20">nullptr</text:span><text:span text:style-name="T15">) </text:span><text:span text:style-name="T20">throw</text:span><text:span text:style-name="T15"> std::</text:span><text:span text:style-name="T21">logic_error</text:span><text:span text:style-name="T15">(</text:span><text:span text:style-name="T18">"za granitsi"</text:span><text:span text:style-name="T15">);</text:span></text:p>
      <text:p text:style-name="P15"><text:span text:style-name="T15"><text:tab/><text:tab/>i.it_ptr-&gt;next_number = std::move(</text:span><text:span text:style-name="T13">d_it</text:span><text:span text:style-name="T15">.it_ptr-&gt;next_number);</text:span></text:p>
      <text:p text:style-name="P16"><text:tab/><text:tab/>size--;</text:p>
      <text:p text:style-name="P16"><text:tab/>}</text:p>
      <text:p text:style-name="P16"/>
      <text:p text:style-name="P15"><text:span text:style-name="T15"><text:tab/></text:span><text:span text:style-name="T20">template</text:span><text:span text:style-name="T15">&lt;</text:span><text:span text:style-name="T20">class</text:span><text:span text:style-name="T15"> </text:span><text:span text:style-name="T21">T</text:span><text:span text:style-name="T15">&gt;</text:span></text:p>
      <text:p text:style-name="P15"><text:span text:style-name="T15"><text:tab/></text:span><text:span text:style-name="T20">void</text:span><text:span text:style-name="T15"> </text:span><text:span text:style-name="T21">stack</text:span><text:span text:style-name="T15">&lt;</text:span><text:span text:style-name="T21">T</text:span><text:span text:style-name="T15">&gt;::delete_by_number(</text:span><text:span text:style-name="T21">size_t</text:span><text:span text:style-name="T15"> </text:span><text:span text:style-name="T13">N</text:span><text:span text:style-name="T15">) {</text:span></text:p>
      <text:p text:style-name="P15"><text:span text:style-name="T15"><text:tab/><text:tab/></text:span><text:span text:style-name="T21">forward_iterator</text:span><text:span text:style-name="T15"> it = </text:span><text:span text:style-name="T20">this</text:span><text:span text:style-name="T15">-&gt;begin();</text:span></text:p>
      <text:p text:style-name="P15"><text:span text:style-name="T15"><text:tab/><text:tab/></text:span><text:span text:style-name="T20">for</text:span><text:span text:style-name="T15"> (</text:span><text:span text:style-name="T21">size_t</text:span><text:span text:style-name="T15"> i = 1; i &lt;= </text:span><text:span text:style-name="T13">N</text:span><text:span text:style-name="T15">; ++i) {</text:span></text:p>
      <text:p text:style-name="P15"><text:span text:style-name="T15"><text:tab/><text:tab/><text:tab/></text:span><text:span text:style-name="T20">if</text:span><text:span text:style-name="T15"> (i == </text:span><text:span text:style-name="T13">N</text:span><text:span text:style-name="T15">) </text:span><text:span text:style-name="T20">break</text:span><text:span text:style-name="T15">;</text:span></text:p>
      <text:p text:style-name="P16"><text:tab/><text:tab/><text:tab/>++it;</text:p>
      <text:p text:style-name="P16"><text:tab/><text:tab/>}</text:p>
      <text:p text:style-name="P15"><text:span text:style-name="T15"><text:tab/><text:tab/></text:span><text:span text:style-name="T20">this</text:span><text:span text:style-name="T15">-&gt;delete_by_it(it);</text:span></text:p>
      <text:p text:style-name="P16"><text:tab/>}</text:p>
      <text:p text:style-name="P16"/>
      <text:p text:style-name="P15"><text:span text:style-name="T15"><text:tab/></text:span><text:span text:style-name="T20">template</text:span><text:span text:style-name="T15">&lt;</text:span><text:span text:style-name="T20">class</text:span><text:span text:style-name="T15"> </text:span><text:span text:style-name="T21">T</text:span><text:span text:style-name="T15">&gt;</text:span></text:p>
      <text:p text:style-name="P15"><text:span text:style-name="T15"><text:tab/></text:span><text:span text:style-name="T20">void</text:span><text:span text:style-name="T15"> </text:span><text:span text:style-name="T21">stack</text:span><text:span text:style-name="T15">&lt;</text:span><text:span text:style-name="T21">T</text:span><text:span text:style-name="T15">&gt;::insert_by_it(kontaineri::</text:span><text:span text:style-name="T21">stack</text:span><text:span text:style-name="T15">&lt;</text:span><text:span text:style-name="T21">T</text:span><text:span text:style-name="T15">&gt;::</text:span><text:span text:style-name="T21">forward_iterator</text:span><text:span text:style-name="T15"> </text:span><text:span text:style-name="T13">ins_it</text:span><text:span text:style-name="T15">, </text:span><text:span text:style-name="T21">T</text:span><text:span text:style-name="T15">&amp; </text:span><text:span text:style-name="T13">value</text:span><text:span text:style-name="T15">) {</text:span></text:p>
      <text:p text:style-name="P15"><text:span text:style-name="T15"><text:tab/><text:tab/></text:span><text:span text:style-name="T20">auto</text:span><text:span text:style-name="T15"> tmp = std::</text:span><text:span text:style-name="T21">unique_ptr</text:span><text:span text:style-name="T15">&lt;</text:span><text:span text:style-name="T21">number</text:span><text:span text:style-name="T15">&gt;(</text:span><text:span text:style-name="T20">new</text:span><text:span text:style-name="T15"> </text:span><text:span text:style-name="T21">number</text:span><text:span text:style-name="T15">{ </text:span><text:span text:style-name="T13">value</text:span><text:span text:style-name="T15"> });</text:span></text:p>
      <text:p text:style-name="P15"><text:span text:style-name="T15"><text:tab/><text:tab/></text:span><text:span text:style-name="T21">forward_iterator</text:span><text:span text:style-name="T15"> i = </text:span><text:span text:style-name="T20">this</text:span><text:span text:style-name="T15">-&gt;begin();</text:span></text:p>
      <text:p text:style-name="P15"><text:span text:style-name="T15"><text:tab/><text:tab/></text:span><text:span text:style-name="T20">if</text:span><text:span text:style-name="T15"> (</text:span><text:span text:style-name="T13">ins_it</text:span><text:span text:style-name="T15"> == </text:span><text:span text:style-name="T20">this</text:span><text:span text:style-name="T15">-&gt;begin()) {</text:span></text:p>
      <text:p text:style-name="P16"><text:tab/><text:tab/><text:tab/>tmp-&gt;next_number = std::move(first);</text:p>
      <text:p text:style-name="P16"><text:tab/><text:tab/><text:tab/>first = std::move(tmp);</text:p>
      <text:p text:style-name="P16"><text:tab/><text:tab/><text:tab/>size++;</text:p>
      <text:p text:style-name="P15"><text:span text:style-name="T15"><text:tab/><text:tab/><text:tab/></text:span><text:span text:style-name="T20">return</text:span><text:span text:style-name="T15">;</text:span></text:p>
      <text:p text:style-name="P16"><text:tab/><text:tab/>}</text:p>
      <text:p text:style-name="P15"><text:span text:style-name="T15"><text:tab/><text:tab/></text:span><text:span text:style-name="T20">while</text:span><text:span text:style-name="T15"> ((i.it_ptr != </text:span><text:span text:style-name="T20">nullptr</text:span><text:span text:style-name="T15">) &amp;&amp; (i.it_ptr-&gt;next() != </text:span><text:span text:style-name="T13">ins_it</text:span><text:span text:style-name="T15">)) {</text:span></text:p>
      <text:p text:style-name="P16"><text:tab/><text:tab/><text:tab/>++i;</text:p>
      <text:p text:style-name="P16"><text:tab/><text:tab/>}</text:p>
      <text:p text:style-name="P15"><text:span text:style-name="T15"><text:tab/><text:tab/></text:span><text:span text:style-name="T20">if</text:span><text:span text:style-name="T15"> (i.it_ptr == </text:span><text:span text:style-name="T20">nullptr</text:span><text:span text:style-name="T15">) </text:span><text:span text:style-name="T20">throw</text:span><text:span text:style-name="T15"> std::</text:span><text:span text:style-name="T21">logic_error</text:span><text:span text:style-name="T15">(</text:span><text:span text:style-name="T18">"za granitsi"</text:span><text:span text:style-name="T15">);</text:span></text:p>
      <text:p text:style-name="P16"><text:tab/><text:tab/>tmp-&gt;next_number = std::move(i.it_ptr-&gt;next_number);</text:p>
      <text:p text:style-name="P16"><text:tab/><text:tab/>i.it_ptr-&gt;next_number = std::move(tmp);</text:p>
      <text:p text:style-name="P16"><text:tab/><text:tab/>size++;</text:p>
      <text:p text:style-name="P16"><text:tab/>}</text:p>
      <text:p text:style-name="P16"/>
      <text:p text:style-name="P15"><text:span text:style-name="T15"><text:tab/></text:span><text:span text:style-name="T20">template</text:span><text:span text:style-name="T15">&lt;</text:span><text:span text:style-name="T20">class</text:span><text:span text:style-name="T15"> </text:span><text:span text:style-name="T21">T</text:span><text:span text:style-name="T15">&gt;</text:span></text:p>
      <text:p text:style-name="P15"><text:span text:style-name="T15"><text:tab/></text:span><text:span text:style-name="T20">void</text:span><text:span text:style-name="T15"> </text:span><text:span text:style-name="T21">stack</text:span><text:span text:style-name="T15">&lt;</text:span><text:span text:style-name="T21">T</text:span><text:span text:style-name="T15">&gt;::insert_by_number(</text:span><text:span text:style-name="T21">size_t</text:span><text:span text:style-name="T15"> </text:span><text:span text:style-name="T13">N</text:span><text:span text:style-name="T15">, </text:span><text:span text:style-name="T21">T</text:span><text:span text:style-name="T15">&amp; </text:span><text:span text:style-name="T13">value</text:span><text:span text:style-name="T15">) {</text:span></text:p>
      <text:p text:style-name="P15"><text:span text:style-name="T15"><text:tab/><text:tab/></text:span><text:span text:style-name="T21">forward_iterator</text:span><text:span text:style-name="T15"> it = </text:span><text:span text:style-name="T20">this</text:span><text:span text:style-name="T15">-&gt;begin();</text:span></text:p>
      <text:p text:style-name="P15"><text:span text:style-name="T15"><text:tab/><text:tab/></text:span><text:span text:style-name="T20">for</text:span><text:span text:style-name="T15"> (</text:span><text:span text:style-name="T21">size_t</text:span><text:span text:style-name="T15"> i = 1; i &lt;= </text:span><text:span text:style-name="T13">N</text:span><text:span text:style-name="T15">; ++i) {</text:span></text:p>
      <text:p text:style-name="P15"><text:soft-page-break/><text:span text:style-name="T15"><text:tab/><text:tab/><text:tab/></text:span><text:span text:style-name="T20">if</text:span><text:span text:style-name="T15"> (i == </text:span><text:span text:style-name="T13">N</text:span><text:span text:style-name="T15">) </text:span><text:span text:style-name="T20">break</text:span><text:span text:style-name="T15">;</text:span></text:p>
      <text:p text:style-name="P16"><text:tab/><text:tab/><text:tab/>++it;</text:p>
      <text:p text:style-name="P16"><text:tab/><text:tab/>}</text:p>
      <text:p text:style-name="P15"><text:span text:style-name="T15"><text:tab/><text:tab/></text:span><text:span text:style-name="T20">this</text:span><text:span text:style-name="T15">-&gt;insert_by_it(it, </text:span><text:span text:style-name="T13">value</text:span><text:span text:style-name="T15">);</text:span></text:p>
      <text:p text:style-name="P16"><text:tab/>}</text:p>
      <text:p text:style-name="P16"/>
      <text:p text:style-name="P15"><text:span text:style-name="T15"><text:tab/></text:span><text:span text:style-name="T20">template</text:span><text:span text:style-name="T15">&lt;</text:span><text:span text:style-name="T20">class</text:span><text:span text:style-name="T15"> </text:span><text:span text:style-name="T21">T</text:span><text:span text:style-name="T15">&gt;</text:span></text:p>
      <text:p text:style-name="P15"><text:span text:style-name="T15"><text:tab/></text:span><text:span text:style-name="T20">typename</text:span><text:span text:style-name="T15"> </text:span><text:span text:style-name="T21">stack</text:span><text:span text:style-name="T15">&lt;</text:span><text:span text:style-name="T21">T</text:span><text:span text:style-name="T15">&gt;::</text:span><text:span text:style-name="T21">forward_iterator</text:span><text:span text:style-name="T15"> </text:span><text:span text:style-name="T21">stack</text:span><text:span text:style-name="T15">&lt;</text:span><text:span text:style-name="T21">T</text:span><text:span text:style-name="T15">&gt;::</text:span><text:span text:style-name="T21">number</text:span><text:span text:style-name="T15">::next() {</text:span></text:p>
      <text:p text:style-name="P15"><text:span text:style-name="T15"><text:tab/><text:tab/></text:span><text:span text:style-name="T20">return</text:span><text:span text:style-name="T15"> </text:span><text:span text:style-name="T21">forward_iterator</text:span><text:span text:style-name="T15">(</text:span><text:span text:style-name="T20">this</text:span><text:span text:style-name="T15">-&gt;next_number.get());</text:span></text:p>
      <text:p text:style-name="P16"><text:tab/>}</text:p>
      <text:p text:style-name="P16"/>
      <text:p text:style-name="P15"><text:span text:style-name="T15"><text:tab/></text:span><text:span text:style-name="T20">template</text:span><text:span text:style-name="T15">&lt;</text:span><text:span text:style-name="T20">class</text:span><text:span text:style-name="T15"> </text:span><text:span text:style-name="T21">T</text:span><text:span text:style-name="T15">&gt;</text:span></text:p>
      <text:p text:style-name="P15"><text:span text:style-name="T15"><text:tab/></text:span><text:span text:style-name="T21">stack</text:span><text:span text:style-name="T15">&lt;</text:span><text:span text:style-name="T21">T</text:span><text:span text:style-name="T15">&gt;::</text:span><text:span text:style-name="T21">forward_iterator</text:span><text:span text:style-name="T15">::forward_iterator(kontaineri::</text:span><text:span text:style-name="T21">stack</text:span><text:span text:style-name="T15">&lt;</text:span><text:span text:style-name="T21">T</text:span><text:span text:style-name="T15">&gt;::</text:span><text:span text:style-name="T21">number</text:span><text:span text:style-name="T15">* </text:span><text:span text:style-name="T13">ptr</text:span><text:span text:style-name="T15">) {</text:span></text:p>
      <text:p text:style-name="P15"><text:span text:style-name="T15"><text:tab/><text:tab/>it_ptr = </text:span><text:span text:style-name="T13">ptr</text:span><text:span text:style-name="T15">;</text:span></text:p>
      <text:p text:style-name="P16"><text:tab/>}</text:p>
      <text:p text:style-name="P16"/>
      <text:p text:style-name="P15"><text:span text:style-name="T15"><text:tab/></text:span><text:span text:style-name="T20">template</text:span><text:span text:style-name="T15">&lt;</text:span><text:span text:style-name="T20">class</text:span><text:span text:style-name="T15"> </text:span><text:span text:style-name="T21">T</text:span><text:span text:style-name="T15">&gt;</text:span></text:p>
      <text:p text:style-name="P15"><text:span text:style-name="T15"><text:tab/></text:span><text:span text:style-name="T21">T</text:span><text:span text:style-name="T15">&amp; </text:span><text:span text:style-name="T21">stack</text:span><text:span text:style-name="T15">&lt;</text:span><text:span text:style-name="T21">T</text:span><text:span text:style-name="T15">&gt;::</text:span><text:span text:style-name="T21">forward_iterator</text:span><text:span text:style-name="T15">::</text:span><text:span text:style-name="T22">operator*</text:span><text:span text:style-name="T15">() {</text:span></text:p>
      <text:p text:style-name="P15"><text:span text:style-name="T15"><text:tab/><text:tab/></text:span><text:span text:style-name="T20">return</text:span><text:span text:style-name="T15"> </text:span><text:span text:style-name="T20">this</text:span><text:span text:style-name="T15">-&gt;it_ptr-&gt;value;</text:span></text:p>
      <text:p text:style-name="P16"><text:tab/>}</text:p>
      <text:p text:style-name="P16"/>
      <text:p text:style-name="P15"><text:span text:style-name="T15"><text:tab/></text:span><text:span text:style-name="T20">template</text:span><text:span text:style-name="T15">&lt;</text:span><text:span text:style-name="T20">class</text:span><text:span text:style-name="T15"> </text:span><text:span text:style-name="T21">T</text:span><text:span text:style-name="T15">&gt;</text:span></text:p>
      <text:p text:style-name="P15"><text:span text:style-name="T15"><text:tab/></text:span><text:span text:style-name="T20">typename</text:span><text:span text:style-name="T15"> </text:span><text:span text:style-name="T21">stack</text:span><text:span text:style-name="T15">&lt;</text:span><text:span text:style-name="T21">T</text:span><text:span text:style-name="T15">&gt;::</text:span><text:span text:style-name="T21">forward_iterator</text:span><text:span text:style-name="T15">&amp; </text:span><text:span text:style-name="T21">stack</text:span><text:span text:style-name="T15">&lt;</text:span><text:span text:style-name="T21">T</text:span><text:span text:style-name="T15">&gt;::</text:span><text:span text:style-name="T21">forward_iterator</text:span><text:span text:style-name="T15">::</text:span><text:span text:style-name="T22">operator++</text:span><text:span text:style-name="T15">() {</text:span></text:p>
      <text:p text:style-name="P15"><text:span text:style-name="T15"><text:tab/><text:tab/></text:span><text:span text:style-name="T20">if</text:span><text:span text:style-name="T15"> (it_ptr == </text:span><text:span text:style-name="T20">nullptr</text:span><text:span text:style-name="T15">) </text:span><text:span text:style-name="T20">throw</text:span><text:span text:style-name="T15"> std::</text:span><text:span text:style-name="T21">logic_error</text:span><text:span text:style-name="T15">(</text:span><text:span text:style-name="T18">"vne steka"</text:span><text:span text:style-name="T15">);</text:span></text:p>
      <text:p text:style-name="P15"><text:span text:style-name="T15"><text:tab/><text:tab/>*</text:span><text:span text:style-name="T20">this</text:span><text:span text:style-name="T15"> = it_ptr-&gt;next();</text:span></text:p>
      <text:p text:style-name="P15"><text:span text:style-name="T15"><text:tab/><text:tab/></text:span><text:span text:style-name="T20">return</text:span><text:span text:style-name="T15"> *</text:span><text:span text:style-name="T20">this</text:span><text:span text:style-name="T15">;</text:span></text:p>
      <text:p text:style-name="P16"><text:tab/>}</text:p>
      <text:p text:style-name="P16"/>
      <text:p text:style-name="P15"><text:span text:style-name="T15"><text:tab/></text:span><text:span text:style-name="T20">template</text:span><text:span text:style-name="T15">&lt;</text:span><text:span text:style-name="T20">class</text:span><text:span text:style-name="T15"> </text:span><text:span text:style-name="T21">T</text:span><text:span text:style-name="T15">&gt;</text:span></text:p>
      <text:p text:style-name="P15"><text:span text:style-name="T15"><text:tab/></text:span><text:span text:style-name="T20">typename</text:span><text:span text:style-name="T15"> </text:span><text:span text:style-name="T21">stack</text:span><text:span text:style-name="T15">&lt;</text:span><text:span text:style-name="T21">T</text:span><text:span text:style-name="T15">&gt;::</text:span><text:span text:style-name="T21">forward_iterator</text:span><text:span text:style-name="T15"> </text:span><text:span text:style-name="T21">stack</text:span><text:span text:style-name="T15">&lt;</text:span><text:span text:style-name="T21">T</text:span><text:span text:style-name="T15">&gt;::</text:span><text:span text:style-name="T21">forward_iterator</text:span><text:span text:style-name="T15">::</text:span><text:span text:style-name="T22">operator++</text:span><text:span text:style-name="T15">(</text:span><text:span text:style-name="T20">int</text:span><text:span text:style-name="T15">) {</text:span></text:p>
      <text:p text:style-name="P15"><text:span text:style-name="T15"><text:tab/><text:tab/></text:span><text:span text:style-name="T21">forward_iterator</text:span><text:span text:style-name="T15"> old = *</text:span><text:span text:style-name="T20">this</text:span><text:span text:style-name="T15">;</text:span></text:p>
      <text:p text:style-name="P15"><text:span text:style-name="T15"><text:tab/><text:tab/>++* </text:span><text:span text:style-name="T20">this</text:span><text:span text:style-name="T15">;</text:span></text:p>
      <text:p text:style-name="P15"><text:span text:style-name="T15"><text:tab/><text:tab/></text:span><text:span text:style-name="T20">return</text:span><text:span text:style-name="T15"> old;</text:span></text:p>
      <text:p text:style-name="P16"><text:tab/>}</text:p>
      <text:p text:style-name="P16"/>
      <text:p text:style-name="P15"><text:span text:style-name="T15"><text:tab/></text:span><text:span text:style-name="T20">template</text:span><text:span text:style-name="T15">&lt;</text:span><text:span text:style-name="T20">class</text:span><text:span text:style-name="T15"> </text:span><text:span text:style-name="T21">T</text:span><text:span text:style-name="T15">&gt;</text:span></text:p>
      <text:p text:style-name="P15"><text:span text:style-name="T15"><text:tab/></text:span><text:span text:style-name="T20">bool</text:span><text:span text:style-name="T15"> </text:span><text:span text:style-name="T21">stack</text:span><text:span text:style-name="T15">&lt;</text:span><text:span text:style-name="T21">T</text:span><text:span text:style-name="T15">&gt;::</text:span><text:span text:style-name="T21">forward_iterator</text:span><text:span text:style-name="T15">::</text:span><text:span text:style-name="T22">operator==</text:span><text:span text:style-name="T15">(</text:span><text:span text:style-name="T20">const</text:span><text:span text:style-name="T15"> </text:span><text:span text:style-name="T21">forward_iterator</text:span><text:span text:style-name="T15">&amp; </text:span><text:span text:style-name="T13">other</text:span><text:span text:style-name="T15">) </text:span><text:span text:style-name="T20">const</text:span><text:span text:style-name="T15"> {</text:span></text:p>
      <text:p text:style-name="P15"><text:span text:style-name="T15"><text:tab/><text:tab/></text:span><text:span text:style-name="T20">return</text:span><text:span text:style-name="T15"> it_ptr == </text:span><text:span text:style-name="T13">other</text:span><text:span text:style-name="T15">.it_ptr;</text:span></text:p>
      <text:p text:style-name="P16"><text:tab/>}</text:p>
      <text:p text:style-name="P16"/>
      <text:p text:style-name="P15"><text:span text:style-name="T15"><text:tab/></text:span><text:span text:style-name="T20">template</text:span><text:span text:style-name="T15">&lt;</text:span><text:span text:style-name="T20">class</text:span><text:span text:style-name="T15"> </text:span><text:span text:style-name="T21">T</text:span><text:span text:style-name="T15">&gt;</text:span></text:p>
      <text:p text:style-name="P15"><text:span text:style-name="T15"><text:tab/></text:span><text:span text:style-name="T20">bool</text:span><text:span text:style-name="T15"> </text:span><text:span text:style-name="T21">stack</text:span><text:span text:style-name="T15">&lt;</text:span><text:span text:style-name="T21">T</text:span><text:span text:style-name="T15">&gt;::</text:span><text:span text:style-name="T21">forward_iterator</text:span><text:span text:style-name="T15">::</text:span><text:span text:style-name="T22">operator!=</text:span><text:span text:style-name="T15">(</text:span><text:span text:style-name="T20">const</text:span><text:span text:style-name="T15"> </text:span><text:span text:style-name="T21">forward_iterator</text:span><text:span text:style-name="T15">&amp; </text:span><text:span text:style-name="T13">other</text:span><text:span text:style-name="T15">) </text:span><text:span text:style-name="T20">const</text:span><text:span text:style-name="T15"> {</text:span></text:p>
      <text:p text:style-name="P15"><text:span text:style-name="T15"><text:tab/><text:tab/></text:span><text:span text:style-name="T20">return</text:span><text:span text:style-name="T15"> it_ptr != </text:span><text:span text:style-name="T13">other</text:span><text:span text:style-name="T15">.it_ptr;</text:span></text:p>
      <text:p text:style-name="P16"><text:tab/>}</text:p>
      <text:p text:style-name="P16"/>
      <text:p text:style-name="P16">}</text:p>
      <text:p text:style-name="P26">#endif</text:p>
      <text:p text:style-name="P9"/>
      <text:p text:style-name="P23">CMakeLists.txt</text:p>
      <text:p text:style-name="P9"/>
      <text:p text:style-name="P23">cmake_minimum_required (VERSION 3.5)</text:p>
      <text:p text:style-name="P14"/>
      <text:p text:style-name="P23">project(lab5)</text:p>
      <text:p text:style-name="P14"/>
      <text:p text:style-name="P23">add_executable(oop_exercise_05</text:p>
      <text:p text:style-name="P23"><text:s text:c="2"/>Lab5.cpp)</text:p>
      <text:p text:style-name="P14"/>
      <text:p text:style-name="P23">set(CMAKE_CXX_FLAGS "${CMAKE_CXX_FLAGS} -Wall -Wextra")</text:p>
      <text:p text:style-name="P14"/>
      <text:p text:style-name="P23"><text:soft-page-break/>set_target_properties(oop_exercise_05 PROPERTIES CXX_STANDART 14 CXX_STANDART_REQUIRED ON)</text:p>
      <text:p text:style-name="P10"/>
      <text:list xml:id="list36794475" text:continue-numbering="true" text:style-name="WWNum1">
        <text:list-item>
          <text:p text:style-name="P31"><text:span text:style-name="T7">Набор </text:span><text:span text:style-name="T5">testcases</text:span></text:p>
        </text:list-item>
      </text:list>
      <text:p text:style-name="P11"/>
      <text:p text:style-name="P13"><text:span text:style-name="T4">test</text:span><text:span text:style-name="T2">_01.</text:span><text:span text:style-name="T4">txt</text:span><text:span text:style-name="T2"> <text:s text:c="8"/><text:tab/><text:tab/><text:tab/><text:tab/>Ожидаемое действие <text:s text:c="2"/><text:tab/><text:tab/><text:tab/></text:span></text:p>
      <text:p text:style-name="P13"><text:span text:style-name="T2">1<text:tab/><text:tab/><text:tab/><text:tab/><text:tab/><text:tab/><text:tab/>push (0,0)(</text:span><text:span text:style-name="T4">1</text:span><text:span text:style-name="T2">,1)(</text:span><text:span text:style-name="T4">2</text:span><text:span text:style-name="T2">,</text:span><text:span text:style-name="T4">2</text:span><text:span text:style-name="T2">)(</text:span><text:span text:style-name="T4">3</text:span><text:span text:style-name="T2">,</text:span><text:span text:style-name="T4">3</text:span><text:span text:style-name="T2">)</text:span><text:span text:style-name="T12">(4,4)(5,5)</text:span></text:p>
      <text:p text:style-name="P23">0 0 1 1 2 2 3 3 4 4 5 5</text:p>
      <text:p text:style-name="P13"><text:span text:style-name="T2">1<text:tab/><text:tab/><text:tab/><text:tab/><text:tab/><text:tab/><text:tab/>push (</text:span><text:span text:style-name="T4">1</text:span><text:span text:style-name="T2">,1)(</text:span><text:span text:style-name="T4">2</text:span><text:span text:style-name="T2">,</text:span><text:span text:style-name="T4">2</text:span><text:span text:style-name="T2">)(</text:span><text:span text:style-name="T4">3</text:span><text:span text:style-name="T2">,</text:span><text:span text:style-name="T4">3</text:span><text:span text:style-name="T2">)</text:span><text:span text:style-name="T12">(4,4)(5,5)(6,6)</text:span></text:p>
      <text:p text:style-name="P13"><text:span text:style-name="T2">1 1 </text:span><text:span text:style-name="T4">2 2</text:span><text:span text:style-name="T2"> 3 3 </text:span><text:span text:style-name="T4">4 4</text:span><text:span text:style-name="T2"> </text:span><text:span text:style-name="T4">5 5 6 6</text:span></text:p>
      <text:p text:style-name="P22">5<text:tab/><text:tab/><text:tab/><text:tab/><text:tab/><text:tab/><text:tab/>Печать стека</text:p>
      <text:p text:style-name="P22">3<text:tab/><text:tab/><text:tab/><text:tab/><text:tab/><text:tab/><text:tab/>pop</text:p>
      <text:p text:style-name="P22">5<text:tab/><text:tab/><text:tab/><text:tab/><text:tab/><text:tab/><text:tab/>Печать стека</text:p>
      <text:p text:style-name="P22">q<text:tab/><text:tab/><text:tab/><text:tab/><text:tab/><text:tab/><text:tab/>Выход</text:p>
      <text:p text:style-name="P7"/>
      <text:p text:style-name="P7"/>
      <text:p text:style-name="P13"><text:span text:style-name="T4">test</text:span><text:span text:style-name="T2">_02.</text:span><text:span text:style-name="T4">txt</text:span><text:span text:style-name="T2"> <text:s text:c="8"/><text:tab/><text:tab/><text:tab/><text:tab/>Ожидаемое действие <text:s text:c="2"/><text:tab/><text:tab/><text:tab/></text:span></text:p>
      <text:p text:style-name="P13"><text:span text:style-name="T4">1<text:tab/><text:tab/><text:tab/><text:tab/><text:tab/><text:tab/><text:tab/>push (0,0)(1,1)(2,2)(3,3)</text:span><text:span text:style-name="T12">(4,4)(5,5)</text:span></text:p>
      <text:p text:style-name="P23">0 0 1 1 2 2 3 3 4 4 5 5</text:p>
      <text:p text:style-name="P13"><text:span text:style-name="T4">1<text:tab/><text:tab/><text:tab/><text:tab/><text:tab/><text:tab/><text:tab/>push (1,1)(2,2)(3,3)</text:span><text:span text:style-name="T12">(4,4)(5,5)(6,6)</text:span></text:p>
      <text:p text:style-name="P23">1 1 2 2 3 3 4 4 5 5 6 6</text:p>
      <text:p text:style-name="P13"><text:span text:style-name="T4">2<text:tab/><text:tab/><text:tab/><text:tab/><text:tab/><text:tab/><text:tab/>Вставка </text:span><text:span text:style-name="T12">(6,6)(5,5)(4,4)(3,3)(2,2)(1,1)</text:span><text:span text:style-name="T4"> на </text:span></text:p>
      <text:p text:style-name="P23">0<text:tab/><text:tab/><text:tab/><text:tab/><text:tab/><text:tab/><text:tab/>позицию 0</text:p>
      <text:p text:style-name="P23">6 6 5 5 4 4 3 3 2 2 1 1<text:tab/></text:p>
      <text:p text:style-name="P23">5<text:tab/><text:tab/><text:tab/><text:tab/><text:tab/><text:tab/><text:tab/>Печать стека</text:p>
      <text:p text:style-name="P23">6<text:tab/><text:tab/><text:tab/><text:tab/><text:tab/><text:tab/><text:tab/>Вывод количества элементов,</text:p>
      <text:p text:style-name="P23">2<text:tab/><text:tab/><text:tab/><text:tab/><text:tab/><text:tab/><text:tab/>площадь которых &lt; 2 </text:p>
      <text:p text:style-name="P23">7</text:p>
      <text:p text:style-name="P23">q<text:tab/><text:tab/><text:tab/><text:tab/><text:tab/><text:tab/><text:tab/>Выход</text:p>
      <text:p text:style-name="P14"/>
      <text:p text:style-name="P23">test_03.txt <text:s text:c="8"/><text:tab/><text:tab/><text:tab/><text:tab/>Ожидаемое действие <text:s/></text:p>
      <text:p text:style-name="P13"><text:span text:style-name="T4">2<text:tab/><text:tab/><text:tab/><text:tab/><text:tab/><text:tab/><text:tab/>Вставка (0,0)(1,1)(2,2)(3,3)</text:span><text:span text:style-name="T12">(4,4)(5,5)</text:span><text:span text:style-name="T4"> на </text:span></text:p>
      <text:p text:style-name="P23">0<text:tab/><text:tab/><text:tab/><text:tab/><text:tab/><text:tab/><text:tab/>позицию 0</text:p>
      <text:p text:style-name="P23">0 0 1 1 2 2 3 3 4 4 5 5</text:p>
      <text:p text:style-name="P23">5<text:tab/><text:tab/><text:tab/><text:tab/><text:tab/><text:tab/><text:tab/>Печать стека</text:p>
      <text:p text:style-name="P23">4<text:tab/><text:tab/><text:tab/><text:tab/><text:tab/><text:tab/><text:tab/>Удаление элемента с</text:p>
      <text:p text:style-name="P23">0<text:tab/><text:tab/><text:tab/><text:tab/><text:tab/><text:tab/><text:tab/>позиции 0</text:p>
      <text:p text:style-name="P23">5<text:tab/><text:tab/><text:tab/><text:tab/><text:tab/><text:tab/><text:tab/>Печать стека<text:tab/></text:p>
      <text:p text:style-name="P23">q<text:tab/><text:tab/><text:tab/><text:tab/><text:tab/><text:tab/><text:tab/>Выход</text:p>
      <text:p text:style-name="P9"/>
      <text:p text:style-name="P18"/>
      <text:list xml:id="list36788208" text:continue-numbering="true" text:style-name="WWNum1">
        <text:list-item>
          <text:p text:style-name="P32">Результаты выполнения тестов</text:p>
          <text:p text:style-name="P33"/>
        </text:list-item>
      </text:list>
      <text:p text:style-name="P11">test1</text:p>
      <text:p text:style-name="P9">choose option (m - menu)</text:p>
      <text:p text:style-name="P9"><text:soft-page-break/>m</text:p>
      <text:p text:style-name="P9">1) push new element into stack</text:p>
      <text:p text:style-name="P9">2) insert element into chosen position</text:p>
      <text:p text:style-name="P9">3) pop element from the stack</text:p>
      <text:p text:style-name="P9">4) delete element from the chosen position</text:p>
      <text:p text:style-name="P9">5) print stack</text:p>
      <text:p text:style-name="P9">6) count elements with area less then chosen value</text:p>
      <text:p text:style-name="P9">7) print top element</text:p>
      <text:p text:style-name="P9">q) - quit</text:p>
      <text:p text:style-name="P9">choose option (m - menu)</text:p>
      <text:p text:style-name="P9">1</text:p>
      <text:p text:style-name="P9">0 0 1 1 2 2 3 3 4 4 5 5</text:p>
      <text:p text:style-name="P9">choose option (m - menu)</text:p>
      <text:p text:style-name="P9">1</text:p>
      <text:p text:style-name="P9">1 1 2 2 3 3 4 4 5 5 6 6</text:p>
      <text:p text:style-name="P9">choose option (m - menu)</text:p>
      <text:p text:style-name="P9">5</text:p>
      <text:p text:style-name="P9">(1 1) (2 2) (3 3) (4 4) (5 5) (6 6)</text:p>
      <text:p text:style-name="P9">(0 0) (1 1) (2 2) (3 3) (4 4) (5 5)</text:p>
      <text:p text:style-name="P9">choose option (m - menu)</text:p>
      <text:p text:style-name="P9">3</text:p>
      <text:p text:style-name="P9">choose option (m - menu)</text:p>
      <text:p text:style-name="P9">5</text:p>
      <text:p text:style-name="P9">(0 0) (1 1) (2 2) (3 3) (4 4) (5 5)</text:p>
      <text:p text:style-name="P9">choose option (m - menu)</text:p>
      <text:p text:style-name="P9">q</text:p>
      <text:p text:style-name="P9"/>
      <text:p text:style-name="P9">C:\Users\Андрей\source\repos\lab5\Debug\lab5.exe (процесс 16764) завершает работу с кодом 0.</text:p>
      <text:p text:style-name="P9">Чтобы автоматически закрывать консоль при остановке отладки, установите параметр "Сервис" -&gt; "Параметры" -&gt; "Отладка" -&gt; "Автоматически закрыть консоль при остановке отладки".</text:p>
      <text:p text:style-name="P9">Чтобы закрыть это окно, нажмите любую клавишу…</text:p>
      <text:p text:style-name="P9"/>
      <text:p text:style-name="P28">test2</text:p>
      <text:p text:style-name="P28"/>
      <text:p text:style-name="P29">choose option (m - menu)</text:p>
      <text:p text:style-name="P29">1</text:p>
      <text:p text:style-name="P29">0 0 1 1 2 2 3 3 4 4 5 5</text:p>
      <text:p text:style-name="P29">choose option (m - menu)</text:p>
      <text:p text:style-name="P29">1</text:p>
      <text:p text:style-name="P29">1 1 2 2 3 3 4 4 5 5 6 6</text:p>
      <text:p text:style-name="P29">choose option (m - menu)</text:p>
      <text:p text:style-name="P29">2</text:p>
      <text:p text:style-name="P29">enter position to insert</text:p>
      <text:p text:style-name="P29"><text:soft-page-break/>0</text:p>
      <text:p text:style-name="P29">enter hexagon</text:p>
      <text:p text:style-name="P29">6 6 5 5 4 4 3 3 2 2 1 1</text:p>
      <text:p text:style-name="P29">choose option (m - menu)</text:p>
      <text:p text:style-name="P29">5</text:p>
      <text:p text:style-name="P29">(6 6) (5 5) (4 4) (3 3) (2 2) (1 1)</text:p>
      <text:p text:style-name="P29">(1 1) (2 2) (3 3) (4 4) (5 5) (6 6)</text:p>
      <text:p text:style-name="P29">(0 0) (1 1) (2 2) (3 3) (4 4) (5 5)</text:p>
      <text:p text:style-name="P29">choose option (m - menu)</text:p>
      <text:p text:style-name="P29">6</text:p>
      <text:p text:style-name="P29">enter max area</text:p>
      <text:p text:style-name="P29">2</text:p>
      <text:p text:style-name="P29">3</text:p>
      <text:p text:style-name="P29">choose option (m - menu)</text:p>
      <text:p text:style-name="P29">7</text:p>
      <text:p text:style-name="P29">(6 6) (5 5) (4 4) (3 3) (2 2) (1 1)</text:p>
      <text:p text:style-name="P29">choose option (m - menu)</text:p>
      <text:p text:style-name="P29">q</text:p>
      <text:p text:style-name="P28"/>
      <text:p text:style-name="P29">C:\Users\Андрей\source\repos\lab5\Debug\lab5.exe (процесс 22280) завершает работу с кодом 0.</text:p>
      <text:p text:style-name="P29">Чтобы автоматически закрывать консоль при остановке отладки, установите параметр "Сервис" -&gt; "Параметры" -&gt; "Отладка" -&gt; "Автоматически закрыть консоль при остановке отладки".</text:p>
      <text:p text:style-name="P29">Чтобы закрыть это окно, нажмите любую клавишу…</text:p>
      <text:p text:style-name="P29"/>
      <text:p text:style-name="P28">test3</text:p>
      <text:p text:style-name="P28"/>
      <text:p text:style-name="P29">choose option (m - menu)</text:p>
      <text:p text:style-name="P29">2</text:p>
      <text:p text:style-name="P29">enter position to insert</text:p>
      <text:p text:style-name="P29">0</text:p>
      <text:p text:style-name="P29">enter hexagon</text:p>
      <text:p text:style-name="P29">0 0 1 1 2 2 3 3 4 4 5 5</text:p>
      <text:p text:style-name="P29">choose option (m - menu)</text:p>
      <text:p text:style-name="P29">5</text:p>
      <text:p text:style-name="P29">(0 0) (1 1) (2 2) (3 3) (4 4) (5 5)</text:p>
      <text:p text:style-name="P29">choose option (m - menu)</text:p>
      <text:p text:style-name="P29">4</text:p>
      <text:p text:style-name="P29">enter position to delete</text:p>
      <text:p text:style-name="P29">0</text:p>
      <text:p text:style-name="P29">choose option (m - menu)</text:p>
      <text:p text:style-name="P29">5</text:p>
      <text:p text:style-name="P29">choose option (m - menu)</text:p>
      <text:p text:style-name="P29">q</text:p>
      <text:p text:style-name="P29"><text:soft-page-break/></text:p>
      <text:p text:style-name="P29">C:\Users\Андрей\source\repos\lab5\Debug\lab5.exe (процесс 18996) завершает работу с кодом 0.</text:p>
      <text:p text:style-name="P29">Чтобы автоматически закрывать консоль при остановке отладки, установите параметр "Сервис" -&gt; "Параметры" -&gt; "Отладка" -&gt; "Автоматически закрыть консоль при остановке отладки".</text:p>
      <text:p text:style-name="P29">Чтобы закрыть это окно, нажмите любую клавишу…</text:p>
      <text:p text:style-name="P8"/>
      <text:list xml:id="list36814193" text:continue-numbering="true" text:style-name="WWNum1">
        <text:list-item>
          <text:p text:style-name="P32">Объяснение результатов работы программы - вывод</text:p>
        </text:list-item>
      </text:list>
      <text:p text:style-name="P12"/>
      <text:p text:style-name="P13"><text:span text:style-name="T2">Методы коллекции:<text:line-break/></text:span><text:span text:style-name="T4">1) </text:span><text:span text:style-name="T2">size — размер коллекции<text:line-break/></text:span><text:span text:style-name="T4">2) </text:span><text:span text:style-name="T2">element — описание элемента коллекции<text:line-break/></text:span><text:span text:style-name="T4">3) </text:span><text:span text:style-name="T2">first — головной элемент коллекции<text:line-break/></text:span><text:span text:style-name="T4">4) </text:span><text:span text:style-name="T2">push — добавление элемнета в стек<text:line-break/></text:span><text:span text:style-name="T4">5) </text:span><text:span text:style-name="T2">pop — удаление элекмента из стека<text:line-break/></text:span><text:span text:style-name="T4">6) </text:span><text:span text:style-name="T2">top — возвращает значение головного элемента стека<text:line-break/></text:span><text:span text:style-name="T4">7) </text:span><text:span text:style-name="T2">delete_by_it — удаление элемента по итератору<text:line-break/></text:span><text:span text:style-name="T4">8) </text:span><text:span text:style-name="T2">delete_by_number — уделение элемента по номеру<text:line-break/></text:span><text:span text:style-name="T4">9) </text:span><text:span text:style-name="T2">insert_by_it — вставка элемента по итератору<text:line-break/></text:span><text:span text:style-name="T4">10) </text:span><text:span text:style-name="T2">insert_by_number — удаление элемента по итератору<text:line-break/></text:span><text:span text:style-name="T4">11) </text:span><text:span text:style-name="T2">forward_iterator — реализация итератора forward_iterator</text:span></text:p>
      <text:p text:style-name="P7"/>
      <text:p text:style-name="P24">В ходе данной лабораторной работы были получены навыки работы с умными указателями.</text:p>
      <text:p text:style-name="P24">Умные указатели полезны в работе с динамечскими структурами, как инструменты более удобного контроля за выделением и освобождением вот памяти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Devanagari1" svg:font-family="'Lohit Devanagari'" style:font-family-generic="swiss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ru" fo:country="RU" style:font-name-asian="Calibri1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start" style:justify-single-word="false" fo:orphans="2" fo:widows="2" fo:hyphenation-ladder-count="no-limit" style:writing-mode="lr-tb"/>
      <style:text-properties fo:color="#000000" style:font-name="Times New Roman" fo:font-size="12pt" fo:language="ru" fo:country="RU" style:letter-kerning="true" style:font-name-asian="Times New Roman1" style:font-size-asian="12pt" style:language-asian="ar" style:country-asian="SA" style:font-name-complex="Liberation Serif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15%"/>
    </style:style>
    <style:style style:name="List" style:family="paragraph" style:parent-style-name="Text_20_body" style:default-outline-level="" style:list-style-name="" style:class="list">
      <style:text-properties style:font-name-complex="Lohit Devanagari1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text-align="center" style:justify-single-word="false" fo:keep-together="always" fo:keep-with-next="always"/>
      <style:text-properties fo:color="#000000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000000" style:font-size-complex="13pt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tyle="italic" style:font-style-asian="italic" style:font-name-complex="Lohit Devanagari" style:font-style-complex="italic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ListNum" style:family="paragraph" style:parent-style-name="Standard" style:default-outline-level="" style:list-style-name="">
      <style:paragraph-properties fo:margin-top="0cm" fo:margin-bottom="0.212cm" fo:text-align="justify" style:justify-single-word="false" fo:hyphenation-ladder-count="no-limit"/>
      <style:text-properties fo:color="#00000a" fo:font-size="10pt" style:letter-kerning="true" style:font-size-asian="10pt" style:language-asian="ru" style:country-asian="RU" style:font-name-complex="Times New Roman1" style:font-size-complex="10pt" style:language-complex="ar" style:country-complex="SA" fo:hyphenate="true" fo:hyphenation-remain-char-count="2" fo:hyphenation-push-char-count="2"/>
    </style:style>
    <style:style style:name="ListBul2" style:family="paragraph" style:parent-style-name="Standard" style:default-outline-level="" style:list-style-name="">
      <style:paragraph-properties fo:margin-top="0cm" fo:margin-bottom="0.212cm" fo:text-align="justify" style:justify-single-word="false" fo:hyphenation-ladder-count="no-limit"/>
      <style:text-properties fo:color="#00000a" fo:font-size="10pt" style:letter-kerning="true" style:font-size-asian="10pt" style:language-asian="ru" style:country-asian="RU" style:font-name-complex="Times New Roman1" style:font-size-complex="10pt" style:language-complex="ar" style:country-complex="SA" fo:hyphenate="true" fo:hyphenation-remain-char-count="2" fo:hyphenation-push-char-count="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margin-top="0cm" fo:margin-bottom="0cm" fo:text-indent="0cm" style:auto-text-indent="false"/>
      <style:text-properties style:font-name-complex="Mangal" style:font-size-complex="10.5pt"/>
    </style:style>
    <style:style style:name="Frame_20_Contents" style:display-name="Frame Contents" style:family="paragraph" style:parent-style-name="Standard" style:default-outline-level="" style:list-style-name="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00000" style:font-name="Times New Roman" fo:font-size="16pt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color="#000000" style:font-name="Times New Roman" fo:font-size="14pt" style:font-size-asian="14pt" style:font-size-complex="13pt"/>
    </style:style>
    <style:style style:name="command" style:family="text">
      <style:text-properties fo:color="#ff0000" style:font-name="Courier New" style:font-name-complex="Courier New1"/>
    </style:style>
    <style:style style:name="kursiv" style:family="text">
      <style:text-properties fo:font-style="italic" style:font-style-asian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font-size="10pt" fo:language="ru" fo:country="RU" fo:font-weight="bold" style:letter-kerning="true" style:font-name-asian="Times New Roman1" style:font-size-asian="10pt" style:language-asian="ar" style:country-asian="SA" style:font-weight-asian="bold" style:font-name-complex="Times New Roman1"/>
    </style:style>
    <style:style style:name="ListLabel_20_2" style:display-name="ListLabel 2" style:family="text">
      <style:text-properties style:font-name-asian="Times New Roman1"/>
    </style:style>
    <style:style style:name="ListLabel_20_3" style:display-name="ListLabel 3" style:family="text">
      <style:text-properties style:font-name-asian="Times New Roman1"/>
    </style:style>
    <style:style style:name="ListLabel_20_4" style:display-name="ListLabel 4" style:family="text">
      <style:text-properties style:font-name-asian="Times New Roman1"/>
    </style:style>
    <style:style style:name="ListLabel_20_5" style:display-name="ListLabel 5" style:family="text">
      <style:text-properties style:font-name-asian="Times New Roman1"/>
    </style:style>
    <style:style style:name="ListLabel_20_6" style:display-name="ListLabel 6" style:family="text">
      <style:text-properties style:font-name-asian="Times New Roman1"/>
    </style:style>
    <style:style style:name="ListLabel_20_7" style:display-name="ListLabel 7" style:family="text">
      <style:text-properties style:font-name-asian="Times New Roman1"/>
    </style:style>
    <style:style style:name="ListLabel_20_8" style:display-name="ListLabel 8" style:family="text">
      <style:text-properties style:font-name-asian="Times New Roman1"/>
    </style:style>
    <style:style style:name="ListLabel_20_9" style:display-name="ListLabel 9" style:family="text">
      <style:text-properties style:font-name-asian="Times New Roman1"/>
    </style:style>
    <style:style style:name="ListLabel_20_10" style:display-name="ListLabel 10" style:family="text">
      <style:text-properties style:font-name-complex="Courier New1"/>
    </style:style>
    <style:style style:name="ListLabel_20_11" style:display-name="ListLabel 11" style:family="text">
      <style:text-properties style:font-name-complex="Courier New1"/>
    </style:style>
    <style:style style:name="ListLabel_20_12" style:display-name="ListLabel 12" style:family="text">
      <style:text-properties style:font-name-complex="Courier New1"/>
    </style:style>
    <style:style style:name="ListLabel_20_13" style:display-name="ListLabel 13" style:family="text">
      <style:text-properties fo:color="#00000a" fo:font-size="8pt" style:font-size-asian="8pt" style:font-name-complex="Times New Roman1"/>
    </style:style>
    <style:style style:name="ListLabel_20_14" style:display-name="ListLabel 14" style:family="text">
      <style:text-properties style:font-name-complex="Courier New1"/>
    </style:style>
    <style:style style:name="ListLabel_20_15" style:display-name="ListLabel 15" style:family="text">
      <style:text-properties style:font-name-complex="Courier New1"/>
    </style:style>
    <style:style style:name="ListLabel_20_16" style:display-name="ListLabel 16" style:family="text">
      <style:text-properties style:font-name-complex="Courier New1"/>
    </style:style>
    <style:style style:name="ListLabel_20_17" style:display-name="ListLabel 17" style:family="text"/>
    <style:style style:name="ListLabel_20_18" style:display-name="ListLabel 18" style:family="text">
      <style:text-properties fo:font-size="10pt" fo:language="ru" fo:country="RU" fo:font-weight="bold" style:letter-kerning="true" style:font-name-asian="Times New Roman1" style:font-size-asian="10pt" style:language-asian="ar" style:country-asian="SA" style:font-weight-asian="bold" style:font-name-complex="Times New Roman1"/>
    </style:style>
    <style:style style:name="ListLabel_20_19" style:display-name="ListLabel 19" style:family="text">
      <style:text-properties style:font-name-asian="Times New Roman1"/>
    </style:style>
    <style:style style:name="ListLabel_20_20" style:display-name="ListLabel 20" style:family="text">
      <style:text-properties style:font-name-asian="Times New Roman1"/>
    </style:style>
    <style:style style:name="ListLabel_20_21" style:display-name="ListLabel 21" style:family="text">
      <style:text-properties style:font-name-asian="Times New Roman1"/>
    </style:style>
    <style:style style:name="ListLabel_20_22" style:display-name="ListLabel 22" style:family="text">
      <style:text-properties style:font-name-asian="Times New Roman1"/>
    </style:style>
    <style:style style:name="ListLabel_20_23" style:display-name="ListLabel 23" style:family="text">
      <style:text-properties style:font-name-asian="Times New Roman1"/>
    </style:style>
    <style:style style:name="ListLabel_20_24" style:display-name="ListLabel 24" style:family="text">
      <style:text-properties style:font-name-asian="Times New Roman1"/>
    </style:style>
    <style:style style:name="ListLabel_20_25" style:display-name="ListLabel 25" style:family="text">
      <style:text-properties style:font-name-asian="Times New Roman1"/>
    </style:style>
    <style:style style:name="ListLabel_20_26" style:display-name="ListLabel 26" style:family="text">
      <style:text-properties style:font-name-asian="Times New Roman1"/>
    </style:style>
    <style:style style:name="ListLabel_20_27" style:display-name="ListLabel 27" style:family="text">
      <style:text-properties style:font-name-complex="Symbol"/>
    </style:style>
    <style:style style:name="ListLabel_20_28" style:display-name="ListLabel 28" style:family="text">
      <style:text-properties style:font-name-complex="Courier New1"/>
    </style:style>
    <style:style style:name="ListLabel_20_29" style:display-name="ListLabel 29" style:family="text">
      <style:text-properties style:font-name-complex="Wingdings"/>
    </style:style>
    <style:style style:name="ListLabel_20_30" style:display-name="ListLabel 30" style:family="text">
      <style:text-properties style:font-name-complex="Symbol"/>
    </style:style>
    <style:style style:name="ListLabel_20_31" style:display-name="ListLabel 31" style:family="text">
      <style:text-properties style:font-name-complex="Courier New1"/>
    </style:style>
    <style:style style:name="ListLabel_20_32" style:display-name="ListLabel 32" style:family="text">
      <style:text-properties style:font-name-complex="Wingdings"/>
    </style:style>
    <style:style style:name="ListLabel_20_33" style:display-name="ListLabel 33" style:family="text">
      <style:text-properties style:font-name-complex="Symbol"/>
    </style:style>
    <style:style style:name="ListLabel_20_34" style:display-name="ListLabel 34" style:family="text">
      <style:text-properties style:font-name-complex="Courier New1"/>
    </style:style>
    <style:style style:name="ListLabel_20_35" style:display-name="ListLabel 35" style:family="text">
      <style:text-properties style:font-name-complex="Wingdings"/>
    </style:style>
    <style:style style:name="ListLabel_20_36" style:display-name="ListLabel 36" style:family="text"/>
    <style:style style:name="ListLabel_20_37" style:display-name="ListLabel 37" style:family="text">
      <style:text-properties fo:font-size="10pt" fo:language="ru" fo:country="RU" fo:font-weight="bold" style:letter-kerning="true" style:font-name-asian="Times New Roman1" style:font-size-asian="10pt" style:language-asian="ar" style:country-asian="SA" style:font-weight-asian="bold" style:font-name-complex="Times New Roman1"/>
    </style:style>
    <style:style style:name="ListLabel_20_38" style:display-name="ListLabel 38" style:family="text">
      <style:text-properties style:font-name-asian="Times New Roman1"/>
    </style:style>
    <style:style style:name="ListLabel_20_39" style:display-name="ListLabel 39" style:family="text">
      <style:text-properties style:font-name-asian="Times New Roman1"/>
    </style:style>
    <style:style style:name="ListLabel_20_40" style:display-name="ListLabel 40" style:family="text">
      <style:text-properties style:font-name-asian="Times New Roman1"/>
    </style:style>
    <style:style style:name="ListLabel_20_41" style:display-name="ListLabel 41" style:family="text">
      <style:text-properties style:font-name-asian="Times New Roman1"/>
    </style:style>
    <style:style style:name="ListLabel_20_42" style:display-name="ListLabel 42" style:family="text">
      <style:text-properties style:font-name-asian="Times New Roman1"/>
    </style:style>
    <style:style style:name="ListLabel_20_43" style:display-name="ListLabel 43" style:family="text">
      <style:text-properties style:font-name-asian="Times New Roman1"/>
    </style:style>
    <style:style style:name="ListLabel_20_44" style:display-name="ListLabel 44" style:family="text">
      <style:text-properties style:font-name-asian="Times New Roman1"/>
    </style:style>
    <style:style style:name="ListLabel_20_45" style:display-name="ListLabel 45" style:family="text">
      <style:text-properties style:font-name-asian="Times New Roman1"/>
    </style:style>
    <style:style style:name="ListLabel_20_46" style:display-name="ListLabel 46" style:family="text">
      <style:text-properties style:font-name-complex="Symbol"/>
    </style:style>
    <style:style style:name="ListLabel_20_47" style:display-name="ListLabel 47" style:family="text">
      <style:text-properties style:font-name-complex="Courier New1"/>
    </style:style>
    <style:style style:name="ListLabel_20_48" style:display-name="ListLabel 48" style:family="text">
      <style:text-properties style:font-name-complex="Wingdings"/>
    </style:style>
    <style:style style:name="ListLabel_20_49" style:display-name="ListLabel 49" style:family="text">
      <style:text-properties style:font-name-complex="Symbol"/>
    </style:style>
    <style:style style:name="ListLabel_20_50" style:display-name="ListLabel 50" style:family="text">
      <style:text-properties style:font-name-complex="Courier New1"/>
    </style:style>
    <style:style style:name="ListLabel_20_51" style:display-name="ListLabel 51" style:family="text">
      <style:text-properties style:font-name-complex="Wingdings"/>
    </style:style>
    <style:style style:name="ListLabel_20_52" style:display-name="ListLabel 52" style:family="text">
      <style:text-properties style:font-name-complex="Symbol"/>
    </style:style>
    <style:style style:name="ListLabel_20_53" style:display-name="ListLabel 53" style:family="text">
      <style:text-properties style:font-name-complex="Courier New1"/>
    </style:style>
    <style:style style:name="ListLabel_20_54" style:display-name="ListLabel 54" style:family="text">
      <style:text-properties style:font-name-complex="Wingdings"/>
    </style:style>
    <style:style style:name="ListLabel_20_55" style:display-name="ListLabel 55" style:family="text"/>
    <style:style style:name="ListLabel_20_56" style:display-name="ListLabel 56" style:family="text">
      <style:text-properties fo:font-size="10pt" fo:language="ru" fo:country="RU" fo:font-weight="bold" style:letter-kerning="true" style:font-name-asian="Times New Roman1" style:font-size-asian="10pt" style:language-asian="ar" style:country-asian="SA" style:font-weight-asian="bold" style:font-name-complex="Times New Roman1"/>
    </style:style>
    <style:style style:name="ListLabel_20_57" style:display-name="ListLabel 57" style:family="text">
      <style:text-properties style:font-name-asian="Times New Roman1"/>
    </style:style>
    <style:style style:name="ListLabel_20_58" style:display-name="ListLabel 58" style:family="text">
      <style:text-properties style:font-name-asian="Times New Roman1"/>
    </style:style>
    <style:style style:name="ListLabel_20_59" style:display-name="ListLabel 59" style:family="text">
      <style:text-properties style:font-name-asian="Times New Roman1"/>
    </style:style>
    <style:style style:name="ListLabel_20_60" style:display-name="ListLabel 60" style:family="text">
      <style:text-properties style:font-name-asian="Times New Roman1"/>
    </style:style>
    <style:style style:name="ListLabel_20_61" style:display-name="ListLabel 61" style:family="text">
      <style:text-properties style:font-name-asian="Times New Roman1"/>
    </style:style>
    <style:style style:name="ListLabel_20_62" style:display-name="ListLabel 62" style:family="text">
      <style:text-properties style:font-name-asian="Times New Roman1"/>
    </style:style>
    <style:style style:name="ListLabel_20_63" style:display-name="ListLabel 63" style:family="text">
      <style:text-properties style:font-name-asian="Times New Roman1"/>
    </style:style>
    <style:style style:name="ListLabel_20_64" style:display-name="ListLabel 64" style:family="text">
      <style:text-properties style:font-name-asian="Times New Roman1"/>
    </style:style>
    <style:style style:name="ListLabel_20_65" style:display-name="ListLabel 65" style:family="text">
      <style:text-properties style:font-name-complex="Symbol"/>
    </style:style>
    <style:style style:name="ListLabel_20_66" style:display-name="ListLabel 66" style:family="text">
      <style:text-properties style:font-name-complex="Courier New1"/>
    </style:style>
    <style:style style:name="ListLabel_20_67" style:display-name="ListLabel 67" style:family="text">
      <style:text-properties style:font-name-complex="Wingdings"/>
    </style:style>
    <style:style style:name="ListLabel_20_68" style:display-name="ListLabel 68" style:family="text">
      <style:text-properties style:font-name-complex="Symbol"/>
    </style:style>
    <style:style style:name="ListLabel_20_69" style:display-name="ListLabel 69" style:family="text">
      <style:text-properties style:font-name-complex="Courier New1"/>
    </style:style>
    <style:style style:name="ListLabel_20_70" style:display-name="ListLabel 70" style:family="text">
      <style:text-properties style:font-name-complex="Wingdings"/>
    </style:style>
    <style:style style:name="ListLabel_20_71" style:display-name="ListLabel 71" style:family="text">
      <style:text-properties style:font-name-complex="Symbol"/>
    </style:style>
    <style:style style:name="ListLabel_20_72" style:display-name="ListLabel 72" style:family="text">
      <style:text-properties style:font-name-complex="Courier New1"/>
    </style:style>
    <style:style style:name="ListLabel_20_73" style:display-name="ListLabel 73" style:family="text">
      <style:text-properties style:font-name-complex="Wingdings"/>
    </style:style>
    <style:style style:name="ListLabel_20_74" style:display-name="ListLabel 74" style:family="text"/>
    <style:style style:name="ListLabel_20_75" style:display-name="ListLabel 75" style:family="text">
      <style:text-properties fo:font-size="10pt" fo:language="ru" fo:country="RU" fo:font-weight="bold" style:letter-kerning="true" style:font-name-asian="Times New Roman1" style:font-size-asian="10pt" style:language-asian="ar" style:country-asian="SA" style:font-weight-asian="bold" style:font-name-complex="Times New Roman1"/>
    </style:style>
    <style:style style:name="ListLabel_20_76" style:display-name="ListLabel 76" style:family="text">
      <style:text-properties style:font-name-asian="Times New Roman1"/>
    </style:style>
    <style:style style:name="ListLabel_20_77" style:display-name="ListLabel 77" style:family="text">
      <style:text-properties style:font-name-asian="Times New Roman1"/>
    </style:style>
    <style:style style:name="ListLabel_20_78" style:display-name="ListLabel 78" style:family="text">
      <style:text-properties style:font-name-asian="Times New Roman1"/>
    </style:style>
    <style:style style:name="ListLabel_20_79" style:display-name="ListLabel 79" style:family="text">
      <style:text-properties style:font-name-asian="Times New Roman1"/>
    </style:style>
    <style:style style:name="ListLabel_20_80" style:display-name="ListLabel 80" style:family="text">
      <style:text-properties style:font-name-asian="Times New Roman1"/>
    </style:style>
    <style:style style:name="ListLabel_20_81" style:display-name="ListLabel 81" style:family="text">
      <style:text-properties style:font-name-asian="Times New Roman1"/>
    </style:style>
    <style:style style:name="ListLabel_20_82" style:display-name="ListLabel 82" style:family="text">
      <style:text-properties style:font-name-asian="Times New Roman1"/>
    </style:style>
    <style:style style:name="ListLabel_20_83" style:display-name="ListLabel 83" style:family="text">
      <style:text-properties style:font-name-asian="Times New Roman1"/>
    </style:style>
    <style:style style:name="ListLabel_20_84" style:display-name="ListLabel 84" style:family="text">
      <style:text-properties style:font-name-complex="Symbol"/>
    </style:style>
    <style:style style:name="ListLabel_20_85" style:display-name="ListLabel 85" style:family="text">
      <style:text-properties style:font-name-complex="Courier New1"/>
    </style:style>
    <style:style style:name="ListLabel_20_86" style:display-name="ListLabel 86" style:family="text">
      <style:text-properties style:font-name-complex="Wingdings"/>
    </style:style>
    <style:style style:name="ListLabel_20_87" style:display-name="ListLabel 87" style:family="text">
      <style:text-properties style:font-name-complex="Symbol"/>
    </style:style>
    <style:style style:name="ListLabel_20_88" style:display-name="ListLabel 88" style:family="text">
      <style:text-properties style:font-name-complex="Courier New1"/>
    </style:style>
    <style:style style:name="ListLabel_20_89" style:display-name="ListLabel 89" style:family="text">
      <style:text-properties style:font-name-complex="Wingdings"/>
    </style:style>
    <style:style style:name="ListLabel_20_90" style:display-name="ListLabel 90" style:family="text">
      <style:text-properties style:font-name-complex="Symbol"/>
    </style:style>
    <style:style style:name="ListLabel_20_91" style:display-name="ListLabel 91" style:family="text">
      <style:text-properties style:font-name-complex="Courier New1"/>
    </style:style>
    <style:style style:name="ListLabel_20_92" style:display-name="ListLabel 92" style:family="text">
      <style:text-properties style:font-name-complex="Wingdings"/>
    </style:style>
    <style:style style:name="ListLabel_20_93" style:display-name="ListLabel 93" style:family="text"/>
    <style:style style:name="ListLabel_20_94" style:display-name="ListLabel 94" style:family="text">
      <style:text-properties fo:font-size="10pt" fo:language="ru" fo:country="RU" fo:font-weight="bold" style:letter-kerning="true" style:font-name-asian="Times New Roman1" style:font-size-asian="10pt" style:language-asian="ar" style:country-asian="SA" style:font-weight-asian="bold" style:font-name-complex="Times New Roman1"/>
    </style:style>
    <style:style style:name="ListLabel_20_95" style:display-name="ListLabel 95" style:family="text">
      <style:text-properties style:font-name-asian="Times New Roman1"/>
    </style:style>
    <style:style style:name="ListLabel_20_96" style:display-name="ListLabel 96" style:family="text">
      <style:text-properties style:font-name-asian="Times New Roman1"/>
    </style:style>
    <style:style style:name="ListLabel_20_97" style:display-name="ListLabel 97" style:family="text">
      <style:text-properties style:font-name-asian="Times New Roman1"/>
    </style:style>
    <style:style style:name="ListLabel_20_98" style:display-name="ListLabel 98" style:family="text">
      <style:text-properties style:font-name-asian="Times New Roman1"/>
    </style:style>
    <style:style style:name="ListLabel_20_99" style:display-name="ListLabel 99" style:family="text">
      <style:text-properties style:font-name-asian="Times New Roman1"/>
    </style:style>
    <style:style style:name="ListLabel_20_100" style:display-name="ListLabel 100" style:family="text">
      <style:text-properties style:font-name-asian="Times New Roman1"/>
    </style:style>
    <style:style style:name="ListLabel_20_101" style:display-name="ListLabel 101" style:family="text">
      <style:text-properties style:font-name-asian="Times New Roman1"/>
    </style:style>
    <style:style style:name="ListLabel_20_102" style:display-name="ListLabel 102" style:family="text">
      <style:text-properties style:font-name-asian="Times New Roman1"/>
    </style:style>
    <style:style style:name="ListLabel_20_103" style:display-name="ListLabel 103" style:family="text">
      <style:text-properties style:font-name-complex="Symbol"/>
    </style:style>
    <style:style style:name="ListLabel_20_104" style:display-name="ListLabel 104" style:family="text">
      <style:text-properties style:font-name-complex="Courier New1"/>
    </style:style>
    <style:style style:name="ListLabel_20_105" style:display-name="ListLabel 105" style:family="text">
      <style:text-properties style:font-name-complex="Wingdings"/>
    </style:style>
    <style:style style:name="ListLabel_20_106" style:display-name="ListLabel 106" style:family="text">
      <style:text-properties style:font-name-complex="Symbol"/>
    </style:style>
    <style:style style:name="ListLabel_20_107" style:display-name="ListLabel 107" style:family="text">
      <style:text-properties style:font-name-complex="Courier New1"/>
    </style:style>
    <style:style style:name="ListLabel_20_108" style:display-name="ListLabel 108" style:family="text">
      <style:text-properties style:font-name-complex="Wingdings"/>
    </style:style>
    <style:style style:name="ListLabel_20_109" style:display-name="ListLabel 109" style:family="text">
      <style:text-properties style:font-name-complex="Symbol"/>
    </style:style>
    <style:style style:name="ListLabel_20_110" style:display-name="ListLabel 110" style:family="text">
      <style:text-properties style:font-name-complex="Courier New1"/>
    </style:style>
    <style:style style:name="ListLabel_20_111" style:display-name="ListLabel 111" style:family="text">
      <style:text-properties style:font-name-complex="Wingdings"/>
    </style:style>
    <style:style style:name="ListLabel_20_112" style:display-name="ListLabel 112" style:family="text"/>
    <style:style style:name="ListLabel_20_113" style:display-name="ListLabel 113" style:family="text">
      <style:text-properties fo:font-size="10pt" fo:language="ru" fo:country="RU" fo:font-weight="bold" style:letter-kerning="true" style:font-name-asian="Times New Roman1" style:font-size-asian="10pt" style:language-asian="ar" style:country-asian="SA" style:font-weight-asian="bold" style:font-name-complex="Times New Roman1"/>
    </style:style>
    <style:style style:name="ListLabel_20_114" style:display-name="ListLabel 114" style:family="text">
      <style:text-properties style:font-name-asian="Times New Roman1"/>
    </style:style>
    <style:style style:name="ListLabel_20_115" style:display-name="ListLabel 115" style:family="text">
      <style:text-properties style:font-name-asian="Times New Roman1"/>
    </style:style>
    <style:style style:name="ListLabel_20_116" style:display-name="ListLabel 116" style:family="text">
      <style:text-properties style:font-name-asian="Times New Roman1"/>
    </style:style>
    <style:style style:name="ListLabel_20_117" style:display-name="ListLabel 117" style:family="text">
      <style:text-properties style:font-name-asian="Times New Roman1"/>
    </style:style>
    <style:style style:name="ListLabel_20_118" style:display-name="ListLabel 118" style:family="text">
      <style:text-properties style:font-name-asian="Times New Roman1"/>
    </style:style>
    <style:style style:name="ListLabel_20_119" style:display-name="ListLabel 119" style:family="text">
      <style:text-properties style:font-name-asian="Times New Roman1"/>
    </style:style>
    <style:style style:name="ListLabel_20_120" style:display-name="ListLabel 120" style:family="text">
      <style:text-properties style:font-name-asian="Times New Roman1"/>
    </style:style>
    <style:style style:name="ListLabel_20_121" style:display-name="ListLabel 121" style:family="text">
      <style:text-properties style:font-name-asian="Times New Roman1"/>
    </style:style>
    <style:style style:name="ListLabel_20_122" style:display-name="ListLabel 122" style:family="text">
      <style:text-properties style:font-name-complex="Symbol"/>
    </style:style>
    <style:style style:name="ListLabel_20_123" style:display-name="ListLabel 123" style:family="text">
      <style:text-properties style:font-name-complex="Courier New1"/>
    </style:style>
    <style:style style:name="ListLabel_20_124" style:display-name="ListLabel 124" style:family="text">
      <style:text-properties style:font-name-complex="Wingdings"/>
    </style:style>
    <style:style style:name="ListLabel_20_125" style:display-name="ListLabel 125" style:family="text">
      <style:text-properties style:font-name-complex="Symbol"/>
    </style:style>
    <style:style style:name="ListLabel_20_126" style:display-name="ListLabel 126" style:family="text">
      <style:text-properties style:font-name-complex="Courier New1"/>
    </style:style>
    <style:style style:name="ListLabel_20_127" style:display-name="ListLabel 127" style:family="text">
      <style:text-properties style:font-name-complex="Wingdings"/>
    </style:style>
    <style:style style:name="ListLabel_20_128" style:display-name="ListLabel 128" style:family="text">
      <style:text-properties style:font-name-complex="Symbol"/>
    </style:style>
    <style:style style:name="ListLabel_20_129" style:display-name="ListLabel 129" style:family="text">
      <style:text-properties style:font-name-complex="Courier New1"/>
    </style:style>
    <style:style style:name="ListLabel_20_130" style:display-name="ListLabel 130" style:family="text">
      <style:text-properties style:font-name-complex="Wingdings"/>
    </style:style>
    <style:style style:name="ListLabel_20_131" style:display-name="ListLabel 131" style:family="text"/>
    <style:style style:name="ListLabel_20_132" style:display-name="ListLabel 132" style:family="text">
      <style:text-properties fo:font-size="10pt" fo:language="ru" fo:country="RU" fo:font-weight="bold" style:letter-kerning="true" style:font-name-asian="Times New Roman1" style:font-size-asian="10pt" style:language-asian="ar" style:country-asian="SA" style:font-weight-asian="bold" style:font-name-complex="Times New Roman1"/>
    </style:style>
    <style:style style:name="ListLabel_20_133" style:display-name="ListLabel 133" style:family="text">
      <style:text-properties style:font-name-asian="Times New Roman1"/>
    </style:style>
    <style:style style:name="ListLabel_20_134" style:display-name="ListLabel 134" style:family="text">
      <style:text-properties style:font-name-asian="Times New Roman1"/>
    </style:style>
    <style:style style:name="ListLabel_20_135" style:display-name="ListLabel 135" style:family="text">
      <style:text-properties style:font-name-asian="Times New Roman1"/>
    </style:style>
    <style:style style:name="ListLabel_20_136" style:display-name="ListLabel 136" style:family="text">
      <style:text-properties style:font-name-asian="Times New Roman1"/>
    </style:style>
    <style:style style:name="ListLabel_20_137" style:display-name="ListLabel 137" style:family="text">
      <style:text-properties style:font-name-asian="Times New Roman1"/>
    </style:style>
    <style:style style:name="ListLabel_20_138" style:display-name="ListLabel 138" style:family="text">
      <style:text-properties style:font-name-asian="Times New Roman1"/>
    </style:style>
    <style:style style:name="ListLabel_20_139" style:display-name="ListLabel 139" style:family="text">
      <style:text-properties style:font-name-asian="Times New Roman1"/>
    </style:style>
    <style:style style:name="ListLabel_20_140" style:display-name="ListLabel 140" style:family="text">
      <style:text-properties style:font-name-asian="Times New Roman1"/>
    </style:style>
    <style:style style:name="ListLabel_20_141" style:display-name="ListLabel 141" style:family="text">
      <style:text-properties style:font-name-complex="Symbol"/>
    </style:style>
    <style:style style:name="ListLabel_20_142" style:display-name="ListLabel 142" style:family="text">
      <style:text-properties style:font-name-complex="Courier New1"/>
    </style:style>
    <style:style style:name="ListLabel_20_143" style:display-name="ListLabel 143" style:family="text">
      <style:text-properties style:font-name-complex="Wingdings"/>
    </style:style>
    <style:style style:name="ListLabel_20_144" style:display-name="ListLabel 144" style:family="text">
      <style:text-properties style:font-name-complex="Symbol"/>
    </style:style>
    <style:style style:name="ListLabel_20_145" style:display-name="ListLabel 145" style:family="text">
      <style:text-properties style:font-name-complex="Courier New1"/>
    </style:style>
    <style:style style:name="ListLabel_20_146" style:display-name="ListLabel 146" style:family="text">
      <style:text-properties style:font-name-complex="Wingdings"/>
    </style:style>
    <style:style style:name="ListLabel_20_147" style:display-name="ListLabel 147" style:family="text">
      <style:text-properties style:font-name-complex="Symbol"/>
    </style:style>
    <style:style style:name="ListLabel_20_148" style:display-name="ListLabel 148" style:family="text">
      <style:text-properties style:font-name-complex="Courier New1"/>
    </style:style>
    <style:style style:name="ListLabel_20_149" style:display-name="ListLabel 149" style:family="text">
      <style:text-properties style:font-name-complex="Wingdings"/>
    </style:style>
    <style:style style:name="ListLabel_20_150" style:display-name="ListLabel 150" style:family="text"/>
    <style:style style:name="ListLabel_20_151" style:display-name="ListLabel 151" style:family="text">
      <style:text-properties style:font-name="Times New Roman" fo:font-size="10pt" fo:language="ru" fo:country="RU" fo:font-weight="bold" style:letter-kerning="true" style:font-name-asian="Times New Roman1" style:font-size-asian="10pt" style:language-asian="ar" style:country-asian="SA" style:font-weight-asian="bold" style:font-name-complex="Times New Roman1"/>
    </style:style>
    <style:style style:name="ListLabel_20_152" style:display-name="ListLabel 152" style:family="text">
      <style:text-properties style:font-name-asian="Times New Roman1"/>
    </style:style>
    <style:style style:name="ListLabel_20_153" style:display-name="ListLabel 153" style:family="text">
      <style:text-properties style:font-name-asian="Times New Roman1"/>
    </style:style>
    <style:style style:name="ListLabel_20_154" style:display-name="ListLabel 154" style:family="text">
      <style:text-properties style:font-name-asian="Times New Roman1"/>
    </style:style>
    <style:style style:name="ListLabel_20_155" style:display-name="ListLabel 155" style:family="text">
      <style:text-properties style:font-name-asian="Times New Roman1"/>
    </style:style>
    <style:style style:name="ListLabel_20_156" style:display-name="ListLabel 156" style:family="text">
      <style:text-properties style:font-name-asian="Times New Roman1"/>
    </style:style>
    <style:style style:name="ListLabel_20_157" style:display-name="ListLabel 157" style:family="text">
      <style:text-properties style:font-name-asian="Times New Roman1"/>
    </style:style>
    <style:style style:name="ListLabel_20_158" style:display-name="ListLabel 158" style:family="text">
      <style:text-properties style:font-name-asian="Times New Roman1"/>
    </style:style>
    <style:style style:name="ListLabel_20_159" style:display-name="ListLabel 159" style:family="text">
      <style:text-properties style:font-name-asian="Times New Roman1"/>
    </style:style>
    <style:style style:name="ListLabel_20_160" style:display-name="ListLabel 160" style:family="text">
      <style:text-properties style:font-name="Times New Roman" fo:font-size="14pt" style:font-size-asian="14pt" style:font-size-complex="14pt"/>
    </style:style>
    <style:style style:name="ListLabel_20_161" style:display-name="ListLabel 161" style:family="text">
      <style:text-properties style:font-name="Times New Roman" fo:font-size="10pt" fo:language="ru" fo:country="RU" fo:font-weight="bold" style:letter-kerning="true" style:font-name-asian="Times New Roman1" style:font-size-asian="10pt" style:language-asian="ar" style:country-asian="SA" style:font-weight-asian="bold" style:font-name-complex="Times New Roman1"/>
    </style:style>
    <style:style style:name="ListLabel_20_162" style:display-name="ListLabel 162" style:family="text">
      <style:text-properties style:font-name-asian="Times New Roman1"/>
    </style:style>
    <style:style style:name="ListLabel_20_163" style:display-name="ListLabel 163" style:family="text">
      <style:text-properties style:font-name-asian="Times New Roman1"/>
    </style:style>
    <style:style style:name="ListLabel_20_164" style:display-name="ListLabel 164" style:family="text">
      <style:text-properties style:font-name-asian="Times New Roman1"/>
    </style:style>
    <style:style style:name="ListLabel_20_165" style:display-name="ListLabel 165" style:family="text">
      <style:text-properties style:font-name-asian="Times New Roman1"/>
    </style:style>
    <style:style style:name="ListLabel_20_166" style:display-name="ListLabel 166" style:family="text">
      <style:text-properties style:font-name-asian="Times New Roman1"/>
    </style:style>
    <style:style style:name="ListLabel_20_167" style:display-name="ListLabel 167" style:family="text">
      <style:text-properties style:font-name-asian="Times New Roman1"/>
    </style:style>
    <style:style style:name="ListLabel_20_168" style:display-name="ListLabel 168" style:family="text">
      <style:text-properties style:font-name-asian="Times New Roman1"/>
    </style:style>
    <style:style style:name="ListLabel_20_169" style:display-name="ListLabel 169" style:family="text">
      <style:text-properties style:font-name-asian="Times New Roman1"/>
    </style:style>
    <style:style style:name="ListLabel_20_170" style:display-name="ListLabel 170" style:family="text">
      <style:text-properties fo:font-size="14pt" style:font-size-asian="14pt" style:font-size-complex="14pt"/>
    </style:style>
    <style:style style:name="ListLabel_20_171" style:display-name="ListLabel 171" style:family="text">
      <style:text-properties style:font-name="Times New Roman" fo:font-size="10pt" fo:language="ru" fo:country="RU" fo:font-weight="bold" style:letter-kerning="true" style:font-name-asian="Times New Roman1" style:font-size-asian="10pt" style:language-asian="ar" style:country-asian="SA" style:font-weight-asian="bold" style:font-name-complex="Times New Roman1"/>
    </style:style>
    <style:style style:name="ListLabel_20_172" style:display-name="ListLabel 172" style:family="text">
      <style:text-properties style:font-name-asian="Times New Roman1"/>
    </style:style>
    <style:style style:name="ListLabel_20_173" style:display-name="ListLabel 173" style:family="text">
      <style:text-properties style:font-name-asian="Times New Roman1"/>
    </style:style>
    <style:style style:name="ListLabel_20_174" style:display-name="ListLabel 174" style:family="text">
      <style:text-properties style:font-name-asian="Times New Roman1"/>
    </style:style>
    <style:style style:name="ListLabel_20_175" style:display-name="ListLabel 175" style:family="text">
      <style:text-properties style:font-name-asian="Times New Roman1"/>
    </style:style>
    <style:style style:name="ListLabel_20_176" style:display-name="ListLabel 176" style:family="text">
      <style:text-properties style:font-name-asian="Times New Roman1"/>
    </style:style>
    <style:style style:name="ListLabel_20_177" style:display-name="ListLabel 177" style:family="text">
      <style:text-properties style:font-name-asian="Times New Roman1"/>
    </style:style>
    <style:style style:name="ListLabel_20_178" style:display-name="ListLabel 178" style:family="text">
      <style:text-properties style:font-name-asian="Times New Roman1"/>
    </style:style>
    <style:style style:name="ListLabel_20_179" style:display-name="ListLabel 179" style:family="text">
      <style:text-properties style:font-name-asian="Times New Roman1"/>
    </style:style>
    <style:style style:name="ListLabel_20_180" style:display-name="ListLabel 180" style:family="text">
      <style:text-properties fo:font-size="14pt" style:font-size-asian="14pt" style:font-size-complex="14pt"/>
    </style:style>
    <style:style style:name="ListLabel_20_181" style:display-name="ListLabel 181" style:family="text">
      <style:text-properties fo:font-size="10pt" fo:language="ru" fo:country="RU" fo:font-weight="bold" style:letter-kerning="true" style:font-name-asian="Times New Roman1" style:font-size-asian="10pt" style:language-asian="ar" style:country-asian="SA" style:font-weight-asian="bold" style:font-name-complex="Times New Roman1"/>
    </style:style>
    <style:style style:name="ListLabel_20_182" style:display-name="ListLabel 182" style:family="text">
      <style:text-properties style:font-name-asian="Times New Roman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8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2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2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2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2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2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2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14T15:10:00</meta:creation-date>
    <meta:initial-creator>Valera Anisimov</meta:initial-creator>
    <dc:language>en-US</dc:language>
    <dc:date>2019-12-23T16:59:48.95</dc:date>
    <meta:editing-cycles>24</meta:editing-cycles>
    <meta:editing-duration>PT1H20M49S</meta:editing-duration>
    <meta:generator>OpenOffice/4.1.5$Win32 OpenOffice.org_project/415m1$Build-9789</meta:generator>
    <dc:creator>Андрей Дубов</dc:creator>
    <meta:document-statistic meta:table-count="0" meta:image-count="0" meta:object-count="0" meta:page-count="11" meta:paragraph-count="441" meta:word-count="1795" meta:character-count="12069"/>
    <meta:user-defined meta:name="Company">SPecialiST RePack</meta:user-defined>
    <meta:template xlink:type="simple" xlink:actuate="onRequest" xlink:title="Normal" xlink:href=""/>
  </office:meta>
</office:document-meta>
</file>